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ccff" fo:wrap-option="wrap" fo:border="0.06pt solid #000000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000000" style:vertical-align="bottom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order="0.06pt solid #000000" style:vertical-align="automatic"/>
    </style:style>
    <style:style style:name="ce8" style:family="table-cell" style:parent-style-name="Default">
      <style:table-cell-properties fo:background-color="#00ff00" style:text-align-source="fix" style:repeat-content="false" fo:wrap-option="wrap" fo:border="0.06pt solid #000000" style:vertical-align="bottom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vertical-align="automatic"/>
      <style:paragraph-properties fo:margin-left="0cm"/>
      <style:text-properties fo:hyphenate="true"/>
    </style:style>
    <style:style style:name="ce10" style:family="table-cell" style:parent-style-name="Default">
      <style:table-cell-properties style:text-align-source="value-type" style:repeat-content="false" fo:wrap-option="wrap" style:vertical-align="automatic"/>
      <style:paragraph-properties fo:margin-left="0c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14" style:family="table-cell" style:parent-style-name="Default">
      <style:table-cell-properties style:text-align-source="value-type" style:repeat-content="false" fo:wrap-option="wrap" style:vertical-align="automatic"/>
      <style:text-properties fo:hyphenate="true"/>
    </style:style>
    <style:style style:name="ce15" style:family="table-cell" style:parent-style-name="Default">
      <style:table-cell-properties style:text-align-source="value-type" style:repeat-content="false" style:vertical-align="automatic"/>
    </style:style>
    <style:style style:name="ce16" style:family="table-cell" style:parent-style-name="Default">
      <style:table-cell-properties fo:background-color="#e6e6ff" style:text-align-source="value-type" style:repeat-content="false" fo:border="0.06pt solid #000000" style:vertical-align="automati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3caff" style:text-align-source="value-type" style:repeat-content="false" fo:border="0.06pt solid #000000" style:vertical-align="automatic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8080" style:text-align-source="value-type" style:repeat-content="false" fo:border="0.06pt solid #000000" style:vertical-align="automatic"/>
    </style:style>
    <style:style style:name="ce19" style:family="table-cell" style:parent-style-name="Default">
      <style:table-cell-properties fo:background-color="#ff8080" style:text-align-source="value-type" style:repeat-content="false" fo:border="0.06pt solid #000000"/>
    </style:style>
    <style:style style:name="ce20" style:family="table-cell" style:parent-style-name="Default">
      <style:table-cell-properties style:text-align-source="value-type" style:repeat-content="false"/>
    </style:style>
    <style:style style:name="ce21" style:family="table-cell" style:parent-style-name="Default">
      <style:table-cell-properties fo:background-color="#e6e6ff" style:text-align-source="value-type" style:repeat-content="false" fo:wrap-option="wrap" fo:border="0.06pt solid #000000" style:vertical-align="automatic"/>
      <style:text-properties fo:font-size="10pt" fo:font-weight="bold" style:font-size-asian="10pt" style:font-weight-asian="bold" style:font-size-complex="10pt" style:font-weight-complex="bold" fo:hyphenate="true"/>
    </style:style>
    <style:style style:name="ce22" style:family="table-cell" style:parent-style-name="Default">
      <style:table-cell-properties fo:background-color="#83caff" style:text-align-source="value-type" style:repeat-content="false" fo:wrap-option="wrap" fo:border="0.06pt solid #000000" style:vertical-align="automatic"/>
      <style:text-properties fo:font-size="10pt" fo:font-weight="normal" style:font-size-asian="10pt" style:font-weight-asian="normal" style:font-size-complex="10pt" style:font-weight-complex="normal" fo:hyphenate="true"/>
    </style:style>
    <style:style style:name="ce23" style:family="table-cell" style:parent-style-name="Default">
      <style:table-cell-properties fo:background-color="#ff8080" style:text-align-source="value-type" style:repeat-content="false" fo:wrap-option="wrap" fo:border="0.06pt solid #000000" style:vertical-align="automatic"/>
      <style:text-properties fo:hyphenate="true"/>
    </style:style>
    <style:style style:name="ce24" style:family="table-cell" style:parent-style-name="Default">
      <style:table-cell-properties fo:background-color="#e6e6ff" style:text-align-source="value-type" style:repeat-content="false" fo:wrap-option="wrap" fo:border="0.06pt solid #000000" style:vertical-align="automatic"/>
      <style:paragraph-properties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25" style:family="table-cell" style:parent-style-name="Default">
      <style:table-cell-properties fo:background-color="#83caff" style:text-align-source="value-type" style:repeat-content="false" fo:wrap-option="wrap" fo:border="0.06pt solid #000000" style:vertical-align="automatic"/>
      <style:paragraph-properties fo:margin-left="0cm"/>
      <style:text-properties fo:font-size="10pt" fo:font-weight="normal" style:font-size-asian="10pt" style:font-weight-asian="normal" style:font-size-complex="10pt" style:font-weight-complex="normal" fo:hyphenate="true"/>
    </style:style>
    <style:style style:name="ce26" style:family="table-cell" style:parent-style-name="Default">
      <style:table-cell-properties fo:background-color="#ff8080" style:text-align-source="value-type" style:repeat-content="false" fo:wrap-option="wrap" fo:border="0.06pt solid #000000" style:vertical-align="automatic"/>
      <style:paragraph-properties fo:margin-left="0cm"/>
      <style:text-properties fo:hyphenate="true"/>
    </style:style>
    <style:style style:name="ce27" style:family="table-cell" style:parent-style-name="Default">
      <style:table-cell-properties fo:background-color="#ff8080" style:text-align-source="value-type" style:repeat-content="false" fo:border="0.06pt solid #000000" style:vertical-align="automatic"/>
      <style:paragraph-properties fo:margin-left="0cm"/>
    </style:style>
    <style:style style:name="ce28" style:family="table-cell" style:parent-style-name="Default">
      <style:table-cell-properties fo:background-color="#ff8080" style:text-align-source="value-type" style:repeat-content="false" fo:border="0.06pt solid #000000"/>
      <style:paragraph-properties fo:margin-left="0cm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</style:style>
    <style:style style:name="ce30" style:family="table-cell" style:parent-style-name="Default" style:data-style-name="N0">
      <style:table-cell-properties fo:background-color="#ff8080" style:text-align-source="value-type" style:repeat-content="false" fo:border="0.06pt solid #000000" style:vertical-align="automatic"/>
      <style:paragraph-properties fo:margin-left="0cm"/>
    </style:style>
    <style:style style:name="ce31" style:family="table-cell" style:parent-style-name="Default">
      <style:table-cell-properties fo:background-color="#ff8080" fo:border="0.06pt solid #000000"/>
    </style:style>
    <style:style style:name="ce32" style:family="table-cell" style:parent-style-name="Default">
      <style:table-cell-properties fo:background-color="#83caff" fo:border="0.06pt solid #000000"/>
    </style:style>
    <style:style style:name="ce33" style:family="table-cell" style:parent-style-name="Default">
      <style:table-cell-properties fo:background-color="#ff3333"/>
    </style:style>
    <style:style style:name="ce34" style:family="table-cell" style:parent-style-name="Default">
      <style:table-cell-properties fo:background-color="#0066cc"/>
    </style:style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Game Progression" table:style-name="ta1">
        <office:forms form:automatic-focus="false" form:apply-design-mode="false"/>
        <table:shapes>
          <draw:frame draw:z-index="0" draw:style-name="gr1" svg:width="15.999cm" svg:height="8.999cm" svg:x="15.817cm" svg:y="0.92cm">
            <draw:object draw:notify-on-update-of-ranges="'Game Progression'.A2:'Game Progression'.A100 'Game Progression'.E2:'Game Progression'.E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5.805cm" svg:y="10.432cm">
            <draw:object draw:notify-on-update-of-ranges="'Game Progression'.A2:'Game Progression'.A100 'Game Progression'.F2:'Game Progression'.F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apon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Cloud Str</text:p>
          </table:table-cell>
          <table:table-cell table:style-name="ce1" office:value-type="string">
            <text:p>Cloud Vi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</table:table-row>
      </table:table>
      <table:table table:name="Weapon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019" table:default-cell-style-name="Default"/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Approximate level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Magic Attack</text:p>
          </table:table-cell>
          <table:table-cell table:style-name="ce3" office:value-type="string">
            <text:p>Hit (%)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Buster Sword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1019"/>
        </table:table-row>
        <table:table-row table:style-name="ro1">
          <table:table-cell office:value-type="string">
            <text:p>Mythril Saber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1019"/>
        </table:table-row>
        <table:table-row table:style-name="ro1">
          <table:table-cell office:value-type="string">
            <text:p>Hardedg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table:number-columns-repeated="1019"/>
        </table:table-row>
        <table:table-row table:style-name="ro1">
          <table:table-cell office:value-type="string">
            <text:p>Force Stealer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Butterfly Edge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Enhance Sword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Organics</text:p>
          </table:table-cell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Crystal Sword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string">
            <text:p>Rune Blade</text:p>
          </table:table-cell>
          <table:table-cell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number-columns-repeated="1019"/>
        </table:table-row>
        <table:table-row table:style-name="ro1">
          <table:table-cell office:value-type="string">
            <text:p>Murasame</text:p>
          </table:table-cell>
          <table:table-cell/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Nail Bat</text:p>
          </table:table-cell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+4% Critical Hit Rate</text:p>
          </table:table-cell>
          <table:table-cell table:number-columns-repeated="1018"/>
        </table:table-row>
        <table:table-row table:style-name="ro1">
          <table:table-cell office:value-type="string">
            <text:p>Yoshiyuki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Damage = Damage * (1 + Number of Allies in Death Status)</text:p>
          </table:table-cell>
          <table:table-cell table:number-columns-repeated="1018"/>
        </table:table-row>
        <table:table-row table:style-name="ro1">
          <table:table-cell office:value-type="string">
            <text:p>Apocalypse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+16 Spr</text:p>
          </table:table-cell>
          <table:table-cell table:number-columns-repeated="1018"/>
        </table:table-row>
        <table:table-row table:style-name="ro1">
          <table:table-cell office:value-type="string">
            <text:p>Heaven's Cloud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Ragnarok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+35 Spr</text:p>
          </table:table-cell>
          <table:table-cell table:number-columns-repeated="1018"/>
        </table:table-row>
        <table:table-row table:style-name="ro1">
          <table:table-cell office:value-type="string">
            <text:p>Ultima Weapon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Power = [(3 * Power * Cloud's HP) / Cloud's Max HP] + 1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office:value-type="string">
            <text:p><text:s/>+24 Spr</text:p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 table:number-columns-repeated="5"/>
          <table:table-cell/>
          <table:table-cell office:value-type="string">
            <text:p>Enhance Sword: <text:s/>Chest (Gaea's Cliff, Buy (Junon Disc2)</text:p>
            <text:p>Organics: <text:s text:c="6"/>Buy (Icicle Inn)</text:p>
            <text:p>Rune Blade: <text:s text:c="4"/>Chest (Mount Nibel), Buy (Junon Disc2)</text:p>
            <text:p>Murasame: <text:s text:c="6"/>Buy (Wutai)</text:p>
            <text:p>Nail Bat: <text:s text:c="6"/>Chest (Temple of the Ancients), Buy (Junon Disc2)</text:p>
            <text:p>Yoshiyuki: <text:s text:c="5"/>Talk to Old Man in Rocket Town several times and look at the</text:p>
            <text:p><text:s text:c="16"/>Rocket with him (Best done on Disc1/early Disc2)</text:p>
            <text:p>Apocalypse: <text:s text:c="4"/>Chest (End of the Ancient Forest)</text:p>
            <text:p/>
          </table:table-cell>
          <table:table-cell table:number-columns-repeated="1017"/>
        </table:table-row>
      </table:table>
      <table:table table:name="Armor" table:style-name="ta1">
        <office:forms form:automatic-focus="false" form:apply-design-mode="false"/>
        <table:table-column table:style-name="co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Approximate level</text:p>
          </table:table-cell>
          <table:table-cell table:style-name="ce5" office:value-type="string">
            <text:p>Physical Defense</text:p>
          </table:table-cell>
          <table:table-cell table:style-name="ce5" office:value-type="string">
            <text:p>Physical Dodge</text:p>
          </table:table-cell>
          <table:table-cell table:style-name="ce5" office:value-type="string">
            <text:p>Magic Defense</text:p>
          </table:table-cell>
          <table:table-cell table:style-name="ce5" office:value-type="string">
            <text:p>Magical Dodge</text:p>
          </table:table-cell>
          <table:table-cell table:number-columns-repeated="4"/>
        </table:table-row>
        <table:table-row table:style-name="ro1">
          <table:table-cell office:value-type="string">
            <text:p>Bronze Bangl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Iron Bangle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tan Bangle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Mythril Armlet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Carbon Bangl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Silver Armlet</text:p>
          </table:table-cell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Gold Armlet</text:p>
          </table:table-cell>
          <table:table-cell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iamond Bangle</text:p>
          </table:table-cell>
          <table:table-cell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Crystal Bangle</text:p>
          </table:table-cell>
          <table:table-cell/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latinum Bangle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Rune Armlet</text:p>
          </table:table-cell>
          <table:table-cell/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Edincoat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+5 Mag</text:p>
          </table:table-cell>
          <table:table-cell table:number-columns-repeated="3"/>
        </table:table-row>
        <table:table-row table:style-name="ro1">
          <table:table-cell office:value-type="string">
            <text:p>Wizard Bracele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+20 Mag</text:p>
          </table:table-cell>
          <table:table-cell table:number-columns-repeated="3"/>
        </table:table-row>
        <table:table-row table:style-name="ro1">
          <table:table-cell office:value-type="string">
            <text:p>Adaman Bangle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Gigas Armlet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string">
            <text:p>+30 Str</text:p>
          </table:table-cell>
          <table:table-cell table:number-columns-repeated="3"/>
        </table:table-row>
        <table:table-row table:style-name="ro1">
          <table:table-cell office:value-type="string">
            <text:p>Imperial Guar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string">
            <text:p>Aegis Armlet</text:p>
          </table:table-cell>
          <table:table-cell/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Fourth Bracelet</text:p>
          </table:table-cell>
          <table:table-cell/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Warrior Bangle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+20 Str</text:p>
          </table:table-cell>
          <table:table-cell table:number-columns-repeated="3"/>
        </table:table-row>
        <table:table-row table:style-name="ro1">
          <table:table-cell office:value-type="string">
            <text:p>Shinra Beta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Shinra Alpha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Four Slot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Fire Armlet</text:p>
          </table:table-cell>
          <table:table-cell/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Absorb Fire</text:p>
          </table:table-cell>
          <table:table-cell table:number-columns-repeated="3"/>
        </table:table-row>
        <table:table-row table:style-name="ro1">
          <table:table-cell office:value-type="string">
            <text:p>Aurora Armlet</text:p>
          </table:table-cell>
          <table:table-cell/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Absorb Ice</text:p>
          </table:table-cell>
          <table:table-cell table:number-columns-repeated="3"/>
        </table:table-row>
        <table:table-row table:style-name="ro1">
          <table:table-cell office:value-type="string">
            <text:p>Bolt Armlet</text:p>
          </table:table-cell>
          <table:table-cell/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Absorb Lightning</text:p>
          </table:table-cell>
          <table:table-cell table:number-columns-repeated="3"/>
        </table:table-row>
        <table:table-row table:style-name="ro1">
          <table:table-cell office:value-type="string">
            <text:p>Dragon Armlet</text:p>
          </table:table-cell>
          <table:table-cell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Half Fire, Ice, Lightning</text:p>
          </table:table-cell>
          <table:table-cell table:number-columns-repeated="3"/>
        </table:table-row>
        <table:table-row table:style-name="ro1">
          <table:table-cell office:value-type="string">
            <text:p>Escort Guard</text:p>
          </table:table-cell>
          <table:table-cell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Void Lightning, Earth, Poison, Water</text:p>
          </table:table-cell>
          <table:table-cell table:number-columns-repeated="2"/>
          <table:table-cell office:value-type="string">
            <text:p>man</text:p>
          </table:table-cell>
        </table:table-row>
        <table:table-row table:style-name="ro1">
          <table:table-cell office:value-type="string">
            <text:p>Minerva Band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Void Fire, Ice, Gravity, Holy</text:p>
          </table:table-cell>
          <table:table-cell table:number-columns-repeated="2"/>
          <table:table-cell office:value-type="string">
            <text:p>woman</text:p>
          </table:table-cell>
        </table:table-row>
        <table:table-row table:style-name="ro1">
          <table:table-cell office:value-type="string">
            <text:p>Mystile</text:p>
          </table:table-cell>
          <table:table-cell/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Ziedrich</text:p>
          </table:table-cell>
          <table:table-cell/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+20 Str, +20 Mag, Half Fire, Ice, Lightning, Earth, Poison, Gravity, Water, Wind, Holy, Cut, Hit, Punch, Shoot</text:p>
          </table:table-cell>
          <table:table-cell table:number-columns-repeated="3"/>
        </table:table-row>
        <table:table-row table:style-name="ro1">
          <table:table-cell office:value-type="string">
            <text:p>Precious Watch</text:p>
          </table:table-cell>
          <table:table-cell table:number-columns-repeated="9"/>
        </table:table-row>
        <table:table-row table:style-name="ro1">
          <table:table-cell office:value-type="string">
            <text:p>Chocobracelet</text:p>
          </table:table-cell>
          <table:table-cell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+30 Dex, +20 Lck</text:p>
          </table:table-cell>
          <table:table-cell table:number-columns-repeated="3"/>
        </table:table-row>
      </table:table>
      <table:table table:name="Enemy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2"/>
        <table:table-column table:style-name="co7" table:number-columns-repeated="10" table:default-cell-style-name="ce12"/>
        <table:table-column table:style-name="co8" table:default-cell-style-name="ce12"/>
        <table:table-column table:style-name="co7" table:number-columns-repeated="4" table:default-cell-style-name="ce12"/>
        <table:table-column table:style-name="co9" table:number-columns-repeated="242" table:default-cell-style-name="Default"/>
        <table:table-column table:style-name="co1" table:number-columns-repeated="765" table:default-cell-style-name="Default"/>
        <table:table-row table:style-name="ro3">
          <table:table-cell table:style-name="ce6" office:value-type="string">
            <text:p>Id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Max HP</text:p>
          </table:table-cell>
          <table:table-cell table:style-name="ce8" office:value-type="string">
            <text:p>Max MP</text:p>
          </table:table-cell>
          <table:table-cell table:style-name="ce8" office:value-type="string">
            <text:p>Strength</text:p>
          </table:table-cell>
          <table:table-cell table:style-name="ce8" office:value-type="string">
            <text:p>Physical Defense</text:p>
          </table:table-cell>
          <table:table-cell table:style-name="ce8" office:value-type="string">
            <text:p>Physical Dodge</text:p>
          </table:table-cell>
          <table:table-cell table:style-name="ce8" office:value-type="string">
            <text:p>Magic Power</text:p>
          </table:table-cell>
          <table:table-cell table:style-name="ce8" office:value-type="string">
            <text:p>Magic Defense</text:p>
          </table:table-cell>
          <table:table-cell table:style-name="ce8" office:value-type="string">
            <text:p>Speed</text:p>
          </table:table-cell>
          <table:table-cell table:style-name="ce8" office:value-type="string">
            <text:p>Luck</text:p>
          </table:table-cell>
          <table:table-cell table:style-name="ce8" office:value-type="string">
            <text:p>Attacks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Exp</text:p>
          </table:table-cell>
          <table:table-cell table:style-name="ce8" office:value-type="string">
            <text:p>Ap</text:p>
          </table:table-cell>
          <table:table-cell table:style-name="ce8" office:value-type="string">
            <text:p>Gil</text:p>
          </table:table-cell>
          <table:table-cell table:style-name="ce13" table:number-columns-repeated="242"/>
          <table:table-cell table:number-columns-repeated="765"/>
        </table:table-row>
        <table:table-row table:style-name="ro1">
          <table:table-cell table:style-name="ce7" office:value-type="float" office:value="16" table:number-columns-spanned="1" table:number-rows-spanned="2">
            <text:p>16</text:p>
          </table:table-cell>
          <table:table-cell table:style-name="ce9" office:value-type="string" table:number-columns-spanned="1" table:number-rows-spanned="2">
            <text:p>MP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30" table:number-columns-spanned="1" table:number-rows-spanned="2">
            <text:p>3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50" table:number-columns-spanned="1" table:number-rows-spanned="2">
            <text:p>50</text:p>
          </table:table-cell>
          <table:table-cell table:style-name="ce9" office:value-type="float" office:value="4" table:number-columns-spanned="1" table:number-rows-spanned="2">
            <text:p>4</text:p>
          </table:table-cell>
          <table:table-cell table:style-name="ce9" table:formula="of:=[Attacks.B3]" office:value-type="string" office:string-value="Machine Gun">
            <text:p>Machine Gun</text:p>
          </table:table-cell>
          <table:table-cell table:style-name="ce9" table:formula="of:=([.F2] + (([.C2] + [.F2]) / 32) * (([.C2] * [.F2]) / 32)) * [Attacks.D3] / 100" office:value-type="float" office:value="6.09375">
            <text:p>6,09</text:p>
          </table:table-cell>
          <table:table-cell table:style-name="ce9" office:value-type="float" office:value="16" table:number-columns-spanned="1" table:number-rows-spanned="2">
            <text:p>16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10" table:number-columns-spanned="1" table:number-rows-spanned="2">
            <text:p>10</text:p>
          </table:table-cell>
          <table:table-cell table:style-name="ce14" table:number-columns-repeated="242"/>
          <table:table-cell table:style-name="ce15" table:number-columns-repeated="765"/>
        </table:table-row>
        <table:table-row table:style-name="ro1">
          <table:covered-table-cell table:style-name="ce7"/>
          <table:covered-table-cell table:number-columns-repeated="11" table:style-name="ce10"/>
          <table:table-cell table:style-name="ce9" table:formula="of:=[Attacks.B4]" office:value-type="string" office:string-value="Tonfa">
            <text:p>Tonfa</text:p>
          </table:table-cell>
          <table:table-cell table:style-name="ce9" table:formula="of:=([.F2] + (([.C2] + [.F2]) / 32) * (([.C2] * [.F2]) / 32)) * [Attacks.D4] / 100" office:value-type="float" office:value="9.140625">
            <text:p>9,14</text:p>
          </table:table-cell>
          <table:covered-table-cell table:number-columns-repeated="3" table:style-name="ce10"/>
          <table:table-cell table:style-name="ce14" table:number-columns-repeated="242"/>
          <table:table-cell table:style-name="ce15" table:number-columns-repeated="765"/>
        </table:table-row>
        <table:table-row table:style-name="ro1">
          <table:table-cell table:style-name="ce7" office:value-type="float" office:value="17" table:number-columns-spanned="1" table:number-rows-spanned="2">
            <text:p>17</text:p>
          </table:table-cell>
          <table:table-cell table:style-name="ce9" office:value-type="string" table:number-columns-spanned="1" table:number-rows-spanned="2">
            <text:p>Guard Hound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9" office:value-type="float" office:value="42" table:number-columns-spanned="1" table:number-rows-spanned="2">
            <text:p>42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8" table:number-columns-spanned="1" table:number-rows-spanned="2">
            <text:p>8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9" office:value-type="float" office:value="64" table:number-columns-spanned="1" table:number-rows-spanned="2">
            <text:p>64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9" table:formula="of:=[Attacks.B3]" office:value-type="string" office:string-value="Machine Gun">
            <text:p>Machine Gun</text:p>
          </table:table-cell>
          <table:table-cell table:style-name="ce9" table:formula="of:=([.F4] + (([.C4] + [.F4]) / 32) * (([.C4] * [.F4]) / 32)) * [Attacks.D3] / 100" office:value-type="float" office:value="8.2578125">
            <text:p>8,26</text:p>
          </table:table-cell>
          <table:table-cell table:style-name="ce9" office:value-type="float" office:value="20" table:number-columns-spanned="1" table:number-rows-spanned="2">
            <text:p>20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12" table:number-columns-spanned="1" table:number-rows-spanned="2">
            <text:p>12</text:p>
          </table:table-cell>
          <table:table-cell table:style-name="ce14" table:number-columns-repeated="242"/>
          <table:table-cell table:style-name="ce15" table:number-columns-repeated="765"/>
        </table:table-row>
        <table:table-row table:style-name="ro1">
          <table:covered-table-cell table:style-name="ce7"/>
          <table:covered-table-cell table:number-columns-repeated="11" table:style-name="ce9"/>
          <table:table-cell table:style-name="ce9" table:formula="of:=[Attacks.B4]" office:value-type="string" office:string-value="Tonfa">
            <text:p>Tonfa</text:p>
          </table:table-cell>
          <table:table-cell table:style-name="ce9" table:formula="of:=([.F4] + (([.C4] + [.F4]) / 32) * (([.C4] * [.F4]) / 32)) * [Attacks.D4] / 100" office:value-type="float" office:value="12.38671875">
            <text:p>12,39</text:p>
          </table:table-cell>
          <table:covered-table-cell table:number-columns-repeated="3" table:style-name="ce9"/>
          <table:table-cell table:style-name="ce14" table:number-columns-repeated="242"/>
          <table:table-cell table:style-name="ce15" table:number-columns-repeated="765"/>
        </table:table-row>
        <table:table-row table:style-name="ro1">
          <table:table-cell table:style-name="ce7" office:value-type="float" office:value="18" table:number-columns-spanned="1" table:number-rows-spanned="2">
            <text:p>18</text:p>
          </table:table-cell>
          <table:table-cell table:style-name="ce9" office:value-type="string" table:number-columns-spanned="1" table:number-rows-spanned="2">
            <text:p>Mono Drive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28" table:number-columns-spanned="1" table:number-rows-spanned="2">
            <text:p>28</text:p>
          </table:table-cell>
          <table:table-cell table:style-name="ce9" office:value-type="float" office:value="28" table:number-columns-spanned="1" table:number-rows-spanned="2">
            <text:p>28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49" table:number-columns-spanned="1" table:number-rows-spanned="2">
            <text:p>49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table:formula="of:=[Attacks.B7]" office:value-type="string" office:string-value="Drilldrive">
            <text:p>Drilldrive</text:p>
          </table:table-cell>
          <table:table-cell table:style-name="ce9" table:formula="of:=([.F6] + (([.C6] + [.F6]) / 32) * (([.C6] * [.F6]) / 32)) * [Attacks.D7] / 100" office:value-type="float" office:value="3.029296875">
            <text:p>3,03</text:p>
          </table:table-cell>
          <table:table-cell table:style-name="ce9" office:value-type="float" office:value="18" table:number-columns-spanned="1" table:number-rows-spanned="2">
            <text:p>18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9" office:value-type="float" office:value="8" table:number-columns-spanned="1" table:number-rows-spanned="2">
            <text:p>8</text:p>
          </table:table-cell>
          <table:table-cell table:style-name="ce14" table:number-columns-repeated="242"/>
          <table:table-cell table:style-name="ce15" table:number-columns-repeated="765"/>
        </table:table-row>
        <table:table-row table:style-name="ro1">
          <table:covered-table-cell table:style-name="ce7"/>
          <table:covered-table-cell table:number-columns-repeated="11" table:style-name="ce9"/>
          <table:table-cell table:style-name="ce9" table:formula="of:=[Attacks.B2]" office:value-type="string" office:string-value="Fire">
            <text:p>Fire</text:p>
          </table:table-cell>
          <table:table-cell table:style-name="ce9" table:formula="of:=([.C6] + [.I6]) * 6 * [Attacks.D2] / 100" office:value-type="float" office:value="15">
            <text:p>15</text:p>
          </table:table-cell>
          <table:covered-table-cell table:number-columns-repeated="3" table:style-name="ce9"/>
          <table:table-cell table:style-name="ce14" table:number-columns-repeated="242"/>
          <table:table-cell table:style-name="ce15" table:number-columns-repeated="765"/>
        </table:table-row>
        <table:table-row table:style-name="ro1">
          <table:table-cell table:style-name="ce7" office:value-type="float" office:value="19" table:number-columns-spanned="1" table:number-rows-spanned="2">
            <text:p>19</text:p>
          </table:table-cell>
          <table:table-cell table:style-name="ce9" office:value-type="string" table:number-columns-spanned="1" table:number-rows-spanned="2">
            <text:p>Grunt</text:p>
          </table:table-cell>
          <table:table-cell table:style-name="ce9" office:value-type="float" office:value="7" table:number-columns-spanned="1" table:number-rows-spanned="2">
            <text:p>7</text:p>
          </table:table-cell>
          <table:table-cell table:style-name="ce9" office:value-type="float" office:value="40" table:number-columns-spanned="1" table:number-rows-spanned="2">
            <text:p>4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12" table:number-columns-spanned="1" table:number-rows-spanned="2">
            <text:p>12</text:p>
          </table:table-cell>
          <table:table-cell table:style-name="ce9" office:value-type="float" office:value="5" table:number-columns-spanned="1" table:number-rows-spanned="2">
            <text:p>5</text:p>
          </table:table-cell>
          <table:table-cell table:style-name="ce9" office:value-type="float" office:value="4" table:number-columns-spanned="1" table:number-rows-spanned="2">
            <text:p>4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9" office:value-type="float" office:value="58" table:number-columns-spanned="1" table:number-rows-spanned="2">
            <text:p>58</text:p>
          </table:table-cell>
          <table:table-cell table:style-name="ce9" office:value-type="float" office:value="8" table:number-columns-spanned="1" table:number-rows-spanned="2">
            <text:p>8</text:p>
          </table:table-cell>
          <table:table-cell table:style-name="ce9" table:formula="of:=[Attacks.B8]" office:value-type="string" office:string-value="Handclaw">
            <text:p>Handclaw</text:p>
          </table:table-cell>
          <table:table-cell table:style-name="ce9" table:formula="of:=([.F8] + (([.C8] + [.F8]) / 32) * (([.C8] * [.F8]) / 32)) * [Attacks.D8] / 100" office:value-type="float" office:value="13.55859375">
            <text:p>13,56</text:p>
          </table:table-cell>
          <table:table-cell table:style-name="ce9" office:value-type="float" office:value="22" table:number-columns-spanned="1" table:number-rows-spanned="2">
            <text:p>22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float" office:value="15" table:number-columns-spanned="1" table:number-rows-spanned="2">
            <text:p>15</text:p>
          </table:table-cell>
          <table:table-cell table:style-name="ce14" table:number-columns-repeated="242"/>
          <table:table-cell table:style-name="ce15" table:number-columns-repeated="765"/>
        </table:table-row>
        <table:table-row table:style-name="ro1">
          <table:covered-table-cell table:style-name="ce7"/>
          <table:covered-table-cell table:number-columns-repeated="11" table:style-name="ce9"/>
          <table:table-cell table:style-name="ce9" table:formula="of:=[Attacks.B9]" office:value-type="string" office:string-value="Beam Gun">
            <text:p>Beam Gun</text:p>
          </table:table-cell>
          <table:table-cell table:style-name="ce9" table:formula="of:=([.F8] + (([.C8] + [.F8]) / 32) * (([.C8] * [.F8]) / 32)) * [Attacks.D9] / 100" office:value-type="float" office:value="15.25341796875">
            <text:p>15,25</text:p>
          </table:table-cell>
          <table:covered-table-cell table:number-columns-repeated="3" table:style-name="ce9"/>
          <table:table-cell table:style-name="ce14" table:number-columns-repeated="242"/>
          <table:table-cell table:style-name="ce15" table:number-columns-repeated="765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9" office:value-type="string">
            <text:p>1st Ray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 table:formula="of:=[Attacks.B10]" office:value-type="string" office:string-value="Laser Cannon">
            <text:p>Laser Cannon</text:p>
          </table:table-cell>
          <table:table-cell table:style-name="ce9" table:formula="of:=([.F10] + (([.C10] + [.F10]) / 32) * (([.C10] * [.F10]) / 32)) * [Attacks.D10] / 100" office:value-type="float" office:value="10.546875">
            <text:p>10,5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14" table:number-columns-repeated="242"/>
          <table:table-cell table:style-name="ce15" table:number-columns-repeated="765"/>
        </table:table-row>
        <table:table-row table:style-name="ro2">
          <table:table-cell table:style-name="ce7" office:value-type="float" office:value="21" table:number-columns-spanned="1" table:number-rows-spanned="3">
            <text:p>21</text:p>
          </table:table-cell>
          <table:table-cell table:style-name="ce7" office:value-type="string" table:number-columns-spanned="1" table:number-rows-spanned="3">
            <text:p>Sweeper</text:p>
          </table:table-cell>
          <table:table-cell table:style-name="ce7" office:value-type="float" office:value="8" table:number-columns-spanned="1" table:number-rows-spanned="3">
            <text:p>8</text:p>
          </table:table-cell>
          <table:table-cell table:style-name="ce7" office:value-type="float" office:value="140" table:number-columns-spanned="1" table:number-rows-spanned="3">
            <text:p>140</text:p>
          </table:table-cell>
          <table:table-cell table:style-name="ce7" office:value-type="float" office:value="0" table:number-columns-spanned="1" table:number-rows-spanned="3">
            <text:p>0</text:p>
          </table:table-cell>
          <table:table-cell table:style-name="ce7" office:value-type="float" office:value="18" table:number-columns-spanned="1" table:number-rows-spanned="3">
            <text:p>18</text:p>
          </table:table-cell>
          <table:table-cell table:style-name="ce7" office:value-type="float" office:value="10" table:number-columns-spanned="1" table:number-rows-spanned="3">
            <text:p>10</text:p>
          </table:table-cell>
          <table:table-cell table:style-name="ce7" office:value-type="float" office:value="0" table:number-columns-spanned="1" table:number-rows-spanned="3">
            <text:p>0</text:p>
          </table:table-cell>
          <table:table-cell table:style-name="ce7" office:value-type="float" office:value="0" table:number-columns-spanned="1" table:number-rows-spanned="3">
            <text:p>0</text:p>
          </table:table-cell>
          <table:table-cell table:style-name="ce7" office:value-type="float" office:value="2" table:number-columns-spanned="1" table:number-rows-spanned="3">
            <text:p>2</text:p>
          </table:table-cell>
          <table:table-cell table:style-name="ce7" office:value-type="float" office:value="48" table:number-columns-spanned="1" table:number-rows-spanned="3">
            <text:p>48</text:p>
          </table:table-cell>
          <table:table-cell table:style-name="ce7" office:value-type="float" office:value="1" table:number-columns-spanned="1" table:number-rows-spanned="3">
            <text:p>1</text:p>
          </table:table-cell>
          <table:table-cell table:style-name="ce7" table:formula="of:=[Attacks.B3]" office:value-type="string" office:string-value="Machine Gun">
            <text:p>Machine Gun</text:p>
          </table:table-cell>
          <table:table-cell table:style-name="ce7" table:formula="of:=([.F11] + (([.C11] + [.F11]) / 32) * (([.C11] * [.F11]) / 32)) * [Attacks.D3] / 100" office:value-type="float" office:value="21.65625">
            <text:p>21,66</text:p>
          </table:table-cell>
          <table:table-cell table:style-name="ce7" office:value-type="float" office:value="27" table:number-columns-spanned="1" table:number-rows-spanned="3">
            <text:p>27</text:p>
          </table:table-cell>
          <table:table-cell table:style-name="ce7" office:value-type="float" office:value="3" table:number-columns-spanned="1" table:number-rows-spanned="3">
            <text:p>3</text:p>
          </table:table-cell>
          <table:table-cell table:style-name="ce7" office:value-type="float" office:value="30" table:number-columns-spanned="1" table:number-rows-spanned="3">
            <text:p>30</text:p>
          </table:table-cell>
          <table:table-cell table:style-name="ce15" table:number-columns-repeated="1007"/>
        </table:table-row>
        <table:table-row table:style-name="ro2">
          <table:covered-table-cell table:number-columns-repeated="12" table:style-name="ce7"/>
          <table:table-cell table:style-name="ce7" table:formula="of:=[Attacks.B11]" office:value-type="string" office:string-value="W Machine Gun">
            <text:p>W Machine Gun</text:p>
          </table:table-cell>
          <table:table-cell table:style-name="ce7" table:formula="of:=([.F11] + (([.C11] + [.F11]) / 32) * (([.C11] * [.F11]) / 32)) * [Attacks.D11] / 100" office:value-type="float" office:value="37.8984375">
            <text:p>37,9</text:p>
          </table:table-cell>
          <table:covered-table-cell table:number-columns-repeated="3" table:style-name="ce7"/>
          <table:table-cell table:style-name="ce15" table:number-columns-repeated="1007"/>
        </table:table-row>
        <table:table-row table:style-name="ro1">
          <table:covered-table-cell table:style-name="ce7"/>
          <table:covered-table-cell table:number-columns-repeated="11" table:style-name="ce9"/>
          <table:table-cell table:style-name="ce9" table:formula="of:=[Attacks.B12]" office:value-type="string" office:string-value="Smoke Shot">
            <text:p>Smoke Shot</text:p>
          </table:table-cell>
          <table:table-cell table:style-name="ce9" table:formula="of:=([.F11] + (([.C11] + [.F11]) / 32) * (([.C11] * [.F11]) / 32)) * [Attacks.D12] / 100" office:value-type="float" office:value="32.484375">
            <text:p>32,48</text:p>
          </table:table-cell>
          <table:covered-table-cell table:number-columns-repeated="3" table:style-name="ce9"/>
          <table:table-cell table:style-name="ce14" table:number-columns-repeated="242"/>
          <table:table-cell table:style-name="ce15" table:number-columns-repeated="765"/>
        </table:table-row>
        <table:table-row table:style-name="ro2">
          <table:table-cell table:style-name="ce2" office:value-type="float" office:value="22" table:number-columns-spanned="1" table:number-rows-spanned="7">
            <text:p>22</text:p>
          </table:table-cell>
          <table:table-cell table:style-name="ce2" office:value-type="string" table:number-columns-spanned="1" table:number-rows-spanned="7">
            <text:p>Guard Scorpion</text:p>
          </table:table-cell>
          <table:table-cell table:style-name="ce2" office:value-type="float" office:value="12" table:number-columns-spanned="1" table:number-rows-spanned="7">
            <text:p>12</text:p>
          </table:table-cell>
          <table:table-cell table:style-name="ce2" office:value-type="float" office:value="800" table:number-columns-spanned="1" table:number-rows-spanned="7">
            <text:p>800</text:p>
          </table:table-cell>
          <table:table-cell table:style-name="ce2" office:value-type="float" office:value="0" table:number-columns-spanned="1" table:number-rows-spanned="7">
            <text:p>0</text:p>
          </table:table-cell>
          <table:table-cell table:style-name="ce2" office:value-type="float" office:value="30" table:number-columns-spanned="1" table:number-rows-spanned="7">
            <text:p>30</text:p>
          </table:table-cell>
          <table:table-cell table:style-name="ce2" office:value-type="float" office:value="20" table:number-columns-spanned="1" table:number-rows-spanned="7">
            <text:p>20</text:p>
          </table:table-cell>
          <table:table-cell table:style-name="ce2" office:value-type="float" office:value="0" table:number-columns-spanned="1" table:number-rows-spanned="7">
            <text:p>0</text:p>
          </table:table-cell>
          <table:table-cell table:style-name="ce2" office:value-type="float" office:value="15" table:number-columns-spanned="1" table:number-rows-spanned="7">
            <text:p>15</text:p>
          </table:table-cell>
          <table:table-cell table:style-name="ce2" office:value-type="float" office:value="150" table:number-columns-spanned="1" table:number-rows-spanned="7">
            <text:p>150</text:p>
          </table:table-cell>
          <table:table-cell table:style-name="ce2" office:value-type="float" office:value="60" table:number-columns-spanned="1" table:number-rows-spanned="7">
            <text:p>60</text:p>
          </table:table-cell>
          <table:table-cell table:style-name="ce2" office:value-type="float" office:value="1" table:number-columns-spanned="1" table:number-rows-spanned="7">
            <text:p>1</text:p>
          </table:table-cell>
          <table:table-cell table:style-name="ce2" table:formula="of:=[Attacks.B13]" office:value-type="string" office:string-value="Rifle">
            <text:p>Rifle</text:p>
          </table:table-cell>
          <table:table-cell table:style-name="ce2" table:formula="of:=([.F14] + (([.C14] + [.F14]) / 32) * (([.C14] * [.F14]) / 32)) * [Attacks.D13] / 100" office:value-type="float" office:value="44.765625">
            <text:p>44,77</text:p>
          </table:table-cell>
          <table:table-cell table:style-name="ce2" office:value-type="float" office:value="100" table:number-columns-spanned="1" table:number-rows-spanned="7">
            <text:p>100</text:p>
          </table:table-cell>
          <table:table-cell table:style-name="ce2" office:value-type="float" office:value="10" table:number-columns-spanned="1" table:number-rows-spanned="7">
            <text:p>10</text:p>
          </table:table-cell>
          <table:table-cell table:style-name="ce2" office:value-type="float" office:value="100" table:number-columns-spanned="1" table:number-rows-spanned="7">
            <text:p>100</text:p>
          </table:table-cell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formula="of:=[Attacks.B14]" office:value-type="string" office:string-value="Scorpion Tail">
            <text:p>Scorpion Tail</text:p>
          </table:table-cell>
          <table:table-cell table:style-name="ce2" table:formula="of:=([.F14] + (([.C14] + [.F14]) / 32) * (([.C14] * [.F14]) / 32)) * [Attacks.D14] / 100" office:value-type="float" office:value="78.33984375">
            <text:p>78,34</text:p>
          </table:table-cell>
          <table:covered-table-cell table:number-columns-repeated="3" table:style-name="ce2"/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formula="of:=[Attacks.B15]" office:value-type="string" office:string-value="Search Scope">
            <text:p>Search Scope</text:p>
          </table:table-cell>
          <table:table-cell table:style-name="ce2"/>
          <table:covered-table-cell table:number-columns-repeated="3" table:style-name="ce2"/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formula="of:=[Attacks.B16]" office:value-type="string" office:string-value="Rifle">
            <text:p>Rifle</text:p>
          </table:table-cell>
          <table:table-cell table:style-name="ce2" table:formula="of:=([.F14] + (([.C14] + [.F14]) / 32) * (([.C14] * [.F14]) / 32)) * [Attacks.D16] / 100" office:value-type="float" office:value="44.765625">
            <text:p>44,77</text:p>
          </table:table-cell>
          <table:covered-table-cell table:number-columns-repeated="3" table:style-name="ce2"/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formula="of:=[Attacks.B17]" office:value-type="string" office:string-value="Tail Laser">
            <text:p>Tail Laser</text:p>
          </table:table-cell>
          <table:table-cell table:style-name="ce2" table:formula="of:=([.F14] + (([.C14] + [.F14]) / 32) * (([.C14] * [.F14]) / 32)) * [Attacks.D17] / 100" office:value-type="float" office:value="134.296875">
            <text:p>134,3</text:p>
          </table:table-cell>
          <table:covered-table-cell table:number-columns-repeated="3" table:style-name="ce2"/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number-columns-repeated="2"/>
          <table:covered-table-cell table:number-columns-repeated="3" table:style-name="ce2"/>
          <table:table-cell table:number-columns-repeated="1007"/>
        </table:table-row>
        <table:table-row table:style-name="ro2">
          <table:covered-table-cell table:number-columns-repeated="12" table:style-name="ce2"/>
          <table:table-cell table:style-name="ce2" table:number-columns-repeated="2"/>
          <table:covered-table-cell table:number-columns-repeated="3" table:style-name="ce2"/>
          <table:table-cell table:number-columns-repeated="1007"/>
        </table:table-row>
        <table:table-row table:style-name="ro2" table:number-rows-repeated="65309">
          <table:table-cell/>
          <table:table-cell table:style-name="ce11" table:number-columns-repeated="16"/>
          <table:table-cell table:style-name="ce13" table:number-columns-repeated="242"/>
          <table:table-cell table:number-columns-repeated="765"/>
        </table:table-row>
        <table:table-row table:style-name="ro2" table:number-rows-repeated="9832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ce12"/>
        <table:table-column table:style-name="co12" table:default-cell-style-name="Default"/>
        <table:table-column table:style-name="co1" table:default-cell-style-name="Default"/>
        <table:table-column table:style-name="co9" table:number-columns-repeated="1016" table:default-cell-style-name="Default"/>
        <table:table-row table:style-name="ro1">
          <table:table-cell table:style-name="ce16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4" office:value-type="string">
            <text:p>Mp Cost</text:p>
          </table:table-cell>
          <table:table-cell table:style-name="ce24" office:value-type="string">
            <text:p>Power (%)</text:p>
          </table:table-cell>
          <table:table-cell table:style-name="ce24" office:value-type="string">
            <text:p>Hit (%)</text:p>
          </table:table-cell>
          <table:table-cell table:style-name="ce24" office:value-type="string">
            <text:p>Elements</text:p>
          </table:table-cell>
          <table:table-cell table:number-columns-repeated="1018"/>
        </table:table-row>
        <table:table-row table:style-name="ro1">
          <table:table-cell table:style-name="ce17" office:value-type="float" office:value="27">
            <text:p>27</text:p>
          </table:table-cell>
          <table:table-cell table:style-name="ce22" office:value-type="string">
            <text:p>Fire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Fire</text:p>
          </table:table-cell>
          <table:table-cell/>
          <table:table-cell table:style-name="ce3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style-name="ce18" office:value-type="float" office:value="272">
            <text:p>272</text:p>
          </table:table-cell>
          <table:table-cell table:style-name="ce23" office:value-type="string">
            <text:p>Machine Gun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00">
            <text:p>100</text:p>
          </table:table-cell>
          <table:table-cell table:style-name="ce26" office:value-type="string">
            <text:p>Shoot</text:p>
          </table:table-cell>
          <table:table-cell/>
          <table:table-cell table:style-name="ce3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style-name="ce18" office:value-type="float" office:value="273">
            <text:p>273</text:p>
          </table:table-cell>
          <table:table-cell table:style-name="ce18" office:value-type="string">
            <text:p>Tonfa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150">
            <text:p>150</text:p>
          </table:table-cell>
          <table:table-cell table:style-name="ce27" office:value-type="float" office:value="85">
            <text:p>85</text:p>
          </table:table-cell>
          <table:table-cell table:style-name="ce27" office:value-type="string">
            <text:p>Hit</text:p>
          </table:table-cell>
          <table:table-cell table:number-columns-repeated="1018"/>
        </table:table-row>
        <table:table-row table:style-name="ro1">
          <table:table-cell table:style-name="ce18" office:value-type="float" office:value="274">
            <text:p>274</text:p>
          </table:table-cell>
          <table:table-cell table:style-name="ce18" office:value-type="string">
            <text:p>Bite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float" office:value="100">
            <text:p>100</text:p>
          </table:table-cell>
          <table:table-cell table:style-name="ce27" office:value-type="string">
            <text:p>Hit</text:p>
          </table:table-cell>
          <table:table-cell table:number-columns-repeated="1018"/>
        </table:table-row>
        <table:table-row table:style-name="ro1">
          <table:table-cell table:style-name="ce18" office:value-type="float" office:value="275">
            <text:p>275</text:p>
          </table:table-cell>
          <table:table-cell table:style-name="ce18" office:value-type="string">
            <text:p>Tentacle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150">
            <text:p>150</text:p>
          </table:table-cell>
          <table:table-cell table:style-name="ce27" office:value-type="float" office:value="90">
            <text:p>90</text:p>
          </table:table-cell>
          <table:table-cell table:style-name="ce27" office:value-type="string">
            <text:p>Hit</text:p>
          </table:table-cell>
          <table:table-cell table:number-columns-repeated="1018"/>
        </table:table-row>
        <table:table-row table:style-name="ro1">
          <table:table-cell table:style-name="ce19" office:value-type="float" office:value="276">
            <text:p>276</text:p>
          </table:table-cell>
          <table:table-cell table:style-name="ce19" office:value-type="string">
            <text:p>Drilldrive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Punch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77">
            <text:p>277</text:p>
          </table:table-cell>
          <table:table-cell table:style-name="ce19" office:value-type="string">
            <text:p>Handclaw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Punch</text:p>
          </table:table-cell>
          <table:table-cell table:style-name="ce20"/>
          <table:table-cell/>
          <table:table-cell table:style-name="ce20" table:number-columns-repeated="1016"/>
        </table:table-row>
        <table:table-row table:style-name="ro1">
          <table:table-cell table:style-name="ce19" office:value-type="float" office:value="278">
            <text:p>278</text:p>
          </table:table-cell>
          <table:table-cell table:style-name="ce19" office:value-type="string">
            <text:p>Beam Gun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2.5">
            <text:p>112,5</text:p>
          </table:table-cell>
          <table:table-cell table:style-name="ce28" office:value-type="float" office:value="100">
            <text:p>100</text:p>
          </table:table-cell>
          <table:table-cell table:style-name="ce28" office:value-type="string">
            <text:p>Shoot</text:p>
          </table:table-cell>
          <table:table-cell table:style-name="ce20"/>
          <table:table-cell/>
          <table:table-cell table:style-name="ce20" table:number-columns-repeated="1016"/>
        </table:table-row>
        <table:table-row table:style-name="ro1">
          <table:table-cell table:style-name="ce19" office:value-type="float" office:value="279">
            <text:p>279</text:p>
          </table:table-cell>
          <table:table-cell table:style-name="ce19" office:value-type="string">
            <text:p>Laser Cannon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0">
            <text:p>280</text:p>
          </table:table-cell>
          <table:table-cell table:style-name="ce19" office:value-type="string">
            <text:p>W Machine Gun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75">
            <text:p>175</text:p>
          </table:table-cell>
          <table:table-cell table:style-name="ce28" office:value-type="float" office:value="100">
            <text:p>100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1">
            <text:p>281</text:p>
          </table:table-cell>
          <table:table-cell table:style-name="ce19" office:value-type="string">
            <text:p>Smoke Shot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50">
            <text:p>150</text:p>
          </table:table-cell>
          <table:table-cell table:style-name="ce28" office:value-type="float" office:value="75">
            <text:p>75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2">
            <text:p>282</text:p>
          </table:table-cell>
          <table:table-cell table:style-name="ce19" office:value-type="string">
            <text:p>Rifle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3">
            <text:p>283</text:p>
          </table:table-cell>
          <table:table-cell table:style-name="ce19" office:value-type="string">
            <text:p>Scorpion Tail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75">
            <text:p>175</text:p>
          </table:table-cell>
          <table:table-cell table:style-name="ce28" office:value-type="float" office:value="95">
            <text:p>95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4">
            <text:p>284</text:p>
          </table:table-cell>
          <table:table-cell table:style-name="ce19" office:value-type="string">
            <text:p>Search Scope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5">
            <text:p>285</text:p>
          </table:table-cell>
          <table:table-cell table:style-name="ce19" office:value-type="string">
            <text:p>Rifle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1">
          <table:table-cell table:style-name="ce19" office:value-type="float" office:value="286">
            <text:p>286</text:p>
          </table:table-cell>
          <table:table-cell table:style-name="ce19" office:value-type="string">
            <text:p>Tail Laser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00">
            <text:p>300</text:p>
          </table:table-cell>
          <table:table-cell table:style-name="ce28" office:value-type="float" office:value="120">
            <text:p>120</text:p>
          </table:table-cell>
          <table:table-cell table:style-name="ce28" office:value-type="string">
            <text:p>Shoot</text:p>
          </table:table-cell>
          <table:table-cell table:style-name="ce20" table:number-columns-repeated="1018"/>
        </table:table-row>
        <table:table-row table:style-name="ro2">
          <table:table-cell table:style-name="ce19" office:value-type="float" office:value="287">
            <text:p>287</text:p>
          </table:table-cell>
          <table:table-cell table:style-name="ce19"/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/>
          <table:table-cell table:style-name="ce20" table:number-columns-repeated="1018"/>
        </table:table-row>
        <table:table-row table:style-name="ro2">
          <table:table-cell table:style-name="ce19" office:value-type="float" office:value="288">
            <text:p>288</text:p>
          </table:table-cell>
          <table:table-cell table:style-name="ce19"/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/>
          <table:table-cell table:style-name="ce20" table:number-columns-repeated="1018"/>
        </table:table-row>
        <table:table-row table:style-name="ro2" table:number-rows-repeated="18">
          <table:table-cell table:style-name="ce20" table:number-columns-repeated="2"/>
          <table:table-cell table:style-name="ce29" table:number-columns-repeated="4"/>
          <table:table-cell table:style-name="ce20"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ysicalFormula" table:style-name="ta1">
        <table:shapes>
          <draw:frame draw:z-index="0" draw:style-name="gr1" svg:width="10.592cm" svg:height="8.995cm" svg:x="9.407cm" svg:y="2.469cm">
            <draw:object draw:notify-on-update-of-ranges="PhysicalFormula.A2:PhysicalFormula.A100 PhysicalFormula.C2:PhysicalFormula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92cm" svg:height="8.995cm" svg:x="9.546cm" svg:y="11.457cm">
            <draw:object draw:notify-on-update-of-ranges="PhysicalFormula.A2:PhysicalFormula.A100 PhysicalFormula.D2:PhysicalFormula.D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9" table:number-columns-repeated="5" table:default-cell-style-name="Default"/>
        <table:table-row table:style-name="ro2">
          <table:table-cell office:value-type="string">
            <text:p>Level</text:p>
          </table:table-cell>
          <table:table-cell office:value-type="string">
            <text:p>Strength/Magic</text:p>
          </table:table-cell>
          <table:table-cell table:style-name="ce33" office:value-type="string">
            <text:p>Physical damage</text:p>
          </table:table-cell>
          <table:table-cell table:style-name="ce34" office:value-type="string">
            <text:p>Magical Damag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 ([.$B$2] + (([.$A2] + [.$B$2]) / 32) * (([.$A2]* [.$B$2]) / 32))" office:value-type="float" office:value="10.107421875">
            <text:p>10,11</text:p>
          </table:table-cell>
          <table:table-cell table:formula="of:= ([.$A2]+[.$B$2]) * 6" office:value-type="float" office:value="66">
            <text:p>66</text:p>
          </table:table-cell>
          <table:table-cell office:value-type="string">
            <text:p>Damage = Attack + ((Level + Attack) / 32) * ((Level * Attack) / 32)</text:p>
          </table:table-cell>
          <table:table-cell table:number-columns-repeated="4"/>
          <table:table-cell office:value-type="string">
            <text:p>calculate physical base damage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 ([.$B$2] + (([.$A3] + [.$B$2]) / 32) * (([.$A3]* [.$B$2]) / 32))" office:value-type="float" office:value="10.234375">
            <text:p>10,23</text:p>
          </table:table-cell>
          <table:table-cell table:formula="of:= ([.$A3]+[.$B$2]) * 6" office:value-type="float" office:value="72">
            <text:p>72</text:p>
          </table:table-cell>
          <table:table-cell office:value-type="string">
            <text:p>Damage = (Level + Attack) * 6</text:p>
          </table:table-cell>
          <table:table-cell table:number-columns-repeated="4"/>
          <table:table-cell office:value-type="string">
            <text:p>calculate magical base damage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 ([.$B$2] + (([.$A4] + [.$B$2]) / 32) * (([.$A4]* [.$B$2]) / 32))" office:value-type="float" office:value="10.380859375">
            <text:p>10,38</text:p>
          </table:table-cell>
          <table:table-cell table:formula="of:= ([.$A4]+[.$B$2]) * 6" office:value-type="float" office:value="78">
            <text:p>78</text:p>
          </table:table-cell>
          <table:table-cell office:value-type="string">
            <text:p>Damage = Damage * PowerModifier</text:p>
          </table:table-cell>
          <table:table-cell table:number-columns-repeated="4"/>
          <table:table-cell office:value-type="string">
            <text:p>scale damage by power modifier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 ([.$B$2] + (([.$A5] + [.$B$2]) / 32) * (([.$A5]* [.$B$2]) / 32))" office:value-type="float" office:value="10.546875">
            <text:p>10,55</text:p>
          </table:table-cell>
          <table:table-cell table:formula="of:= ([.$A5]+[.$B$2]) * 6" office:value-type="float" office:value="84">
            <text:p>84</text:p>
          </table:table-cell>
          <table:table-cell office:value-type="string">
            <text:p>Damage = Damage * (512 - DefNum) / 512)</text:p>
          </table:table-cell>
          <table:table-cell table:number-columns-repeated="4"/>
          <table:table-cell office:value-type="string">
            <text:p>reduce damage by defense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 ([.$B$2] + (([.$A6] + [.$B$2]) / 32) * (([.$A6]* [.$B$2]) / 32))" office:value-type="float" office:value="10.732421875">
            <text:p>10,73</text:p>
          </table:table-cell>
          <table:table-cell table:formula="of:= ([.$A6]+[.$B$2]) * 6" office:value-type="float" office:value="90">
            <text:p>9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 ([.$B$2] + (([.$A7] + [.$B$2]) / 32) * (([.$A7]* [.$B$2]) / 32))" office:value-type="float" office:value="10.9375">
            <text:p>10,94</text:p>
          </table:table-cell>
          <table:table-cell table:formula="of:= ([.$A7]+[.$B$2]) * 6" office:value-type="float" office:value="96">
            <text:p>9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 ([.$B$2] + (([.$A8] + [.$B$2]) / 32) * (([.$A8]* [.$B$2]) / 32))" office:value-type="float" office:value="11.162109375">
            <text:p>11,16</text:p>
          </table:table-cell>
          <table:table-cell table:formula="of:= ([.$A8]+[.$B$2]) * 6" office:value-type="float" office:value="102">
            <text:p>10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 ([.$B$2] + (([.$A9] + [.$B$2]) / 32) * (([.$A9]* [.$B$2]) / 32))" office:value-type="float" office:value="11.40625">
            <text:p>11,41</text:p>
          </table:table-cell>
          <table:table-cell table:formula="of:= ([.$A9]+[.$B$2]) * 6" office:value-type="float" office:value="108">
            <text:p>108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f:= ([.$B$2] + (([.$A10] + [.$B$2]) / 32) * (([.$A10]* [.$B$2]) / 32))" office:value-type="float" office:value="11.669921875">
            <text:p>11,67</text:p>
          </table:table-cell>
          <table:table-cell table:formula="of:= ([.$A10]+[.$B$2]) * 6" office:value-type="float" office:value="114">
            <text:p>114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f:= ([.$B$2] + (([.$A11] + [.$B$2]) / 32) * (([.$A11]* [.$B$2]) / 32))" office:value-type="float" office:value="11.953125">
            <text:p>11,95</text:p>
          </table:table-cell>
          <table:table-cell table:formula="of:= ([.$A11]+[.$B$2]) * 6" office:value-type="float" office:value="120">
            <text:p>12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 ([.$B$2] + (([.$A12] + [.$B$2]) / 32) * (([.$A12]* [.$B$2]) / 32))" office:value-type="float" office:value="12.255859375">
            <text:p>12,26</text:p>
          </table:table-cell>
          <table:table-cell table:formula="of:= ([.$A12]+[.$B$2]) * 6" office:value-type="float" office:value="126">
            <text:p>126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f:= ([.$B$2] + (([.$A13] + [.$B$2]) / 32) * (([.$A13]* [.$B$2]) / 32))" office:value-type="float" office:value="12.578125">
            <text:p>12,58</text:p>
          </table:table-cell>
          <table:table-cell table:formula="of:= ([.$A13]+[.$B$2]) * 6" office:value-type="float" office:value="132">
            <text:p>132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 ([.$B$2] + (([.$A14] + [.$B$2]) / 32) * (([.$A14]* [.$B$2]) / 32))" office:value-type="float" office:value="12.919921875">
            <text:p>12,92</text:p>
          </table:table-cell>
          <table:table-cell table:formula="of:= ([.$A14]+[.$B$2]) * 6" office:value-type="float" office:value="138">
            <text:p>138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 ([.$B$2] + (([.$A15] + [.$B$2]) / 32) * (([.$A15]* [.$B$2]) / 32))" office:value-type="float" office:value="13.28125">
            <text:p>13,28</text:p>
          </table:table-cell>
          <table:table-cell table:formula="of:= ([.$A15]+[.$B$2]) * 6" office:value-type="float" office:value="144">
            <text:p>144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 ([.$B$2] + (([.$A16] + [.$B$2]) / 32) * (([.$A16]* [.$B$2]) / 32))" office:value-type="float" office:value="13.662109375">
            <text:p>13,66</text:p>
          </table:table-cell>
          <table:table-cell table:formula="of:= ([.$A16]+[.$B$2]) * 6" office:value-type="float" office:value="150">
            <text:p>15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 ([.$B$2] + (([.$A17] + [.$B$2]) / 32) * (([.$A17]* [.$B$2]) / 32))" office:value-type="float" office:value="14.0625">
            <text:p>14,06</text:p>
          </table:table-cell>
          <table:table-cell table:formula="of:= ([.$A17]+[.$B$2]) * 6" office:value-type="float" office:value="156">
            <text:p>156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f:= ([.$B$2] + (([.$A18] + [.$B$2]) / 32) * (([.$A18]* [.$B$2]) / 32))" office:value-type="float" office:value="14.482421875">
            <text:p>14,48</text:p>
          </table:table-cell>
          <table:table-cell table:formula="of:= ([.$A18]+[.$B$2]) * 6" office:value-type="float" office:value="162">
            <text:p>162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f:= ([.$B$2] + (([.$A19] + [.$B$2]) / 32) * (([.$A19]* [.$B$2]) / 32))" office:value-type="float" office:value="14.921875">
            <text:p>14,92</text:p>
          </table:table-cell>
          <table:table-cell table:formula="of:= ([.$A19]+[.$B$2]) * 6" office:value-type="float" office:value="168">
            <text:p>16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/>
          <table:table-cell table:formula="of:= ([.$B$2] + (([.$A20] + [.$B$2]) / 32) * (([.$A20]* [.$B$2]) / 32))" office:value-type="float" office:value="15.380859375">
            <text:p>15,38</text:p>
          </table:table-cell>
          <table:table-cell table:formula="of:= ([.$A20]+[.$B$2]) * 6" office:value-type="float" office:value="174">
            <text:p>174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/>
          <table:table-cell table:formula="of:= ([.$B$2] + (([.$A21] + [.$B$2]) / 32) * (([.$A21]* [.$B$2]) / 32))" office:value-type="float" office:value="15.859375">
            <text:p>15,86</text:p>
          </table:table-cell>
          <table:table-cell table:formula="of:= ([.$A21]+[.$B$2]) * 6" office:value-type="float" office:value="180">
            <text:p>180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/>
          <table:table-cell table:formula="of:= ([.$B$2] + (([.$A22] + [.$B$2]) / 32) * (([.$A22]* [.$B$2]) / 32))" office:value-type="float" office:value="16.357421875">
            <text:p>16,36</text:p>
          </table:table-cell>
          <table:table-cell table:formula="of:= ([.$A22]+[.$B$2]) * 6" office:value-type="float" office:value="186">
            <text:p>186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/>
          <table:table-cell table:formula="of:= ([.$B$2] + (([.$A23] + [.$B$2]) / 32) * (([.$A23]* [.$B$2]) / 32))" office:value-type="float" office:value="16.875">
            <text:p>16,88</text:p>
          </table:table-cell>
          <table:table-cell table:formula="of:= ([.$A23]+[.$B$2]) * 6" office:value-type="float" office:value="192">
            <text:p>192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/>
          <table:table-cell table:formula="of:= ([.$B$2] + (([.$A24] + [.$B$2]) / 32) * (([.$A24]* [.$B$2]) / 32))" office:value-type="float" office:value="17.412109375">
            <text:p>17,41</text:p>
          </table:table-cell>
          <table:table-cell table:formula="of:= ([.$A24]+[.$B$2]) * 6" office:value-type="float" office:value="198">
            <text:p>198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/>
          <table:table-cell table:formula="of:= ([.$B$2] + (([.$A25] + [.$B$2]) / 32) * (([.$A25]* [.$B$2]) / 32))" office:value-type="float" office:value="17.96875">
            <text:p>17,97</text:p>
          </table:table-cell>
          <table:table-cell table:formula="of:= ([.$A25]+[.$B$2]) * 6" office:value-type="float" office:value="204">
            <text:p>204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/>
          <table:table-cell table:formula="of:= ([.$B$2] + (([.$A26] + [.$B$2]) / 32) * (([.$A26]* [.$B$2]) / 32))" office:value-type="float" office:value="18.544921875">
            <text:p>18,54</text:p>
          </table:table-cell>
          <table:table-cell table:formula="of:= ([.$A26]+[.$B$2]) * 6" office:value-type="float" office:value="210">
            <text:p>210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/>
          <table:table-cell table:formula="of:= ([.$B$2] + (([.$A27] + [.$B$2]) / 32) * (([.$A27]* [.$B$2]) / 32))" office:value-type="float" office:value="19.140625">
            <text:p>19,14</text:p>
          </table:table-cell>
          <table:table-cell table:formula="of:= ([.$A27]+[.$B$2]) * 6" office:value-type="float" office:value="216">
            <text:p>216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/>
          <table:table-cell table:formula="of:= ([.$B$2] + (([.$A28] + [.$B$2]) / 32) * (([.$A28]* [.$B$2]) / 32))" office:value-type="float" office:value="19.755859375">
            <text:p>19,76</text:p>
          </table:table-cell>
          <table:table-cell table:formula="of:= ([.$A28]+[.$B$2]) * 6" office:value-type="float" office:value="222">
            <text:p>222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/>
          <table:table-cell table:formula="of:= ([.$B$2] + (([.$A29] + [.$B$2]) / 32) * (([.$A29]* [.$B$2]) / 32))" office:value-type="float" office:value="20.390625">
            <text:p>20,39</text:p>
          </table:table-cell>
          <table:table-cell table:formula="of:= ([.$A29]+[.$B$2]) * 6" office:value-type="float" office:value="228">
            <text:p>228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/>
          <table:table-cell table:formula="of:= ([.$B$2] + (([.$A30] + [.$B$2]) / 32) * (([.$A30]* [.$B$2]) / 32))" office:value-type="float" office:value="21.044921875">
            <text:p>21,04</text:p>
          </table:table-cell>
          <table:table-cell table:formula="of:= ([.$A30]+[.$B$2]) * 6" office:value-type="float" office:value="234">
            <text:p>234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/>
          <table:table-cell table:formula="of:= ([.$B$2] + (([.$A31] + [.$B$2]) / 32) * (([.$A31]* [.$B$2]) / 32))" office:value-type="float" office:value="21.71875">
            <text:p>21,72</text:p>
          </table:table-cell>
          <table:table-cell table:formula="of:= ([.$A31]+[.$B$2]) * 6" office:value-type="float" office:value="240">
            <text:p>240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/>
          <table:table-cell table:formula="of:= ([.$B$2] + (([.$A32] + [.$B$2]) / 32) * (([.$A32]* [.$B$2]) / 32))" office:value-type="float" office:value="22.412109375">
            <text:p>22,41</text:p>
          </table:table-cell>
          <table:table-cell table:formula="of:= ([.$A32]+[.$B$2]) * 6" office:value-type="float" office:value="246">
            <text:p>246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/>
          <table:table-cell table:formula="of:= ([.$B$2] + (([.$A33] + [.$B$2]) / 32) * (([.$A33]* [.$B$2]) / 32))" office:value-type="float" office:value="23.125">
            <text:p>23,13</text:p>
          </table:table-cell>
          <table:table-cell table:formula="of:= ([.$A33]+[.$B$2]) * 6" office:value-type="float" office:value="252">
            <text:p>252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/>
          <table:table-cell table:formula="of:= ([.$B$2] + (([.$A34] + [.$B$2]) / 32) * (([.$A34]* [.$B$2]) / 32))" office:value-type="float" office:value="23.857421875">
            <text:p>23,86</text:p>
          </table:table-cell>
          <table:table-cell table:formula="of:= ([.$A34]+[.$B$2]) * 6" office:value-type="float" office:value="258">
            <text:p>258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/>
          <table:table-cell table:formula="of:= ([.$B$2] + (([.$A35] + [.$B$2]) / 32) * (([.$A35]* [.$B$2]) / 32))" office:value-type="float" office:value="24.609375">
            <text:p>24,61</text:p>
          </table:table-cell>
          <table:table-cell table:formula="of:= ([.$A35]+[.$B$2]) * 6" office:value-type="float" office:value="264">
            <text:p>264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/>
          <table:table-cell table:formula="of:= ([.$B$2] + (([.$A36] + [.$B$2]) / 32) * (([.$A36]* [.$B$2]) / 32))" office:value-type="float" office:value="25.380859375">
            <text:p>25,38</text:p>
          </table:table-cell>
          <table:table-cell table:formula="of:= ([.$A36]+[.$B$2]) * 6" office:value-type="float" office:value="270">
            <text:p>270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/>
          <table:table-cell table:formula="of:= ([.$B$2] + (([.$A37] + [.$B$2]) / 32) * (([.$A37]* [.$B$2]) / 32))" office:value-type="float" office:value="26.171875">
            <text:p>26,17</text:p>
          </table:table-cell>
          <table:table-cell table:formula="of:= ([.$A37]+[.$B$2]) * 6" office:value-type="float" office:value="276">
            <text:p>276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/>
          <table:table-cell table:formula="of:= ([.$B$2] + (([.$A38] + [.$B$2]) / 32) * (([.$A38]* [.$B$2]) / 32))" office:value-type="float" office:value="26.982421875">
            <text:p>26,98</text:p>
          </table:table-cell>
          <table:table-cell table:formula="of:= ([.$A38]+[.$B$2]) * 6" office:value-type="float" office:value="282">
            <text:p>282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formula="of:= ([.$B$2] + (([.$A39] + [.$B$2]) / 32) * (([.$A39]* [.$B$2]) / 32))" office:value-type="float" office:value="27.8125">
            <text:p>27,81</text:p>
          </table:table-cell>
          <table:table-cell table:formula="of:= ([.$A39]+[.$B$2]) * 6" office:value-type="float" office:value="288">
            <text:p>288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formula="of:= ([.$B$2] + (([.$A40] + [.$B$2]) / 32) * (([.$A40]* [.$B$2]) / 32))" office:value-type="float" office:value="28.662109375">
            <text:p>28,66</text:p>
          </table:table-cell>
          <table:table-cell table:formula="of:= ([.$A40]+[.$B$2]) * 6" office:value-type="float" office:value="294">
            <text:p>294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formula="of:= ([.$B$2] + (([.$A41] + [.$B$2]) / 32) * (([.$A41]* [.$B$2]) / 32))" office:value-type="float" office:value="29.53125">
            <text:p>29,53</text:p>
          </table:table-cell>
          <table:table-cell table:formula="of:= ([.$A41]+[.$B$2]) * 6" office:value-type="float" office:value="300">
            <text:p>300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/>
          <table:table-cell table:formula="of:= ([.$B$2] + (([.$A42] + [.$B$2]) / 32) * (([.$A42]* [.$B$2]) / 32))" office:value-type="float" office:value="30.419921875">
            <text:p>30,42</text:p>
          </table:table-cell>
          <table:table-cell table:formula="of:= ([.$A42]+[.$B$2]) * 6" office:value-type="float" office:value="306">
            <text:p>306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/>
          <table:table-cell table:formula="of:= ([.$B$2] + (([.$A43] + [.$B$2]) / 32) * (([.$A43]* [.$B$2]) / 32))" office:value-type="float" office:value="31.328125">
            <text:p>31,33</text:p>
          </table:table-cell>
          <table:table-cell table:formula="of:= ([.$A43]+[.$B$2]) * 6" office:value-type="float" office:value="312">
            <text:p>312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/>
          <table:table-cell table:formula="of:= ([.$B$2] + (([.$A44] + [.$B$2]) / 32) * (([.$A44]* [.$B$2]) / 32))" office:value-type="float" office:value="32.255859375">
            <text:p>32,26</text:p>
          </table:table-cell>
          <table:table-cell table:formula="of:= ([.$A44]+[.$B$2]) * 6" office:value-type="float" office:value="318">
            <text:p>318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/>
          <table:table-cell table:formula="of:= ([.$B$2] + (([.$A45] + [.$B$2]) / 32) * (([.$A45]* [.$B$2]) / 32))" office:value-type="float" office:value="33.203125">
            <text:p>33,2</text:p>
          </table:table-cell>
          <table:table-cell table:formula="of:= ([.$A45]+[.$B$2]) * 6" office:value-type="float" office:value="324">
            <text:p>324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/>
          <table:table-cell table:formula="of:= ([.$B$2] + (([.$A46] + [.$B$2]) / 32) * (([.$A46]* [.$B$2]) / 32))" office:value-type="float" office:value="34.169921875">
            <text:p>34,17</text:p>
          </table:table-cell>
          <table:table-cell table:formula="of:= ([.$A46]+[.$B$2]) * 6" office:value-type="float" office:value="330">
            <text:p>330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/>
          <table:table-cell table:formula="of:= ([.$B$2] + (([.$A47] + [.$B$2]) / 32) * (([.$A47]* [.$B$2]) / 32))" office:value-type="float" office:value="35.15625">
            <text:p>35,16</text:p>
          </table:table-cell>
          <table:table-cell table:formula="of:= ([.$A47]+[.$B$2]) * 6" office:value-type="float" office:value="336">
            <text:p>336</text:p>
          </table:table-cell>
          <table:table-cell table:number-columns-repeated="6"/>
        </table:table-row>
        <table:table-row table:style-name="ro2">
          <table:table-cell office:value-type="float" office:value="47">
            <text:p>47</text:p>
          </table:table-cell>
          <table:table-cell/>
          <table:table-cell table:formula="of:= ([.$B$2] + (([.$A48] + [.$B$2]) / 32) * (([.$A48]* [.$B$2]) / 32))" office:value-type="float" office:value="36.162109375">
            <text:p>36,16</text:p>
          </table:table-cell>
          <table:table-cell table:formula="of:= ([.$A48]+[.$B$2]) * 6" office:value-type="float" office:value="342">
            <text:p>342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/>
          <table:table-cell table:formula="of:= ([.$B$2] + (([.$A49] + [.$B$2]) / 32) * (([.$A49]* [.$B$2]) / 32))" office:value-type="float" office:value="37.1875">
            <text:p>37,19</text:p>
          </table:table-cell>
          <table:table-cell table:formula="of:= ([.$A49]+[.$B$2]) * 6" office:value-type="float" office:value="348">
            <text:p>348</text:p>
          </table:table-cell>
          <table:table-cell table:number-columns-repeated="6"/>
        </table:table-row>
        <table:table-row table:style-name="ro2">
          <table:table-cell office:value-type="float" office:value="49">
            <text:p>49</text:p>
          </table:table-cell>
          <table:table-cell/>
          <table:table-cell table:formula="of:= ([.$B$2] + (([.$A50] + [.$B$2]) / 32) * (([.$A50]* [.$B$2]) / 32))" office:value-type="float" office:value="38.232421875">
            <text:p>38,23</text:p>
          </table:table-cell>
          <table:table-cell table:formula="of:= ([.$A50]+[.$B$2]) * 6" office:value-type="float" office:value="354">
            <text:p>354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/>
          <table:table-cell table:formula="of:= ([.$B$2] + (([.$A51] + [.$B$2]) / 32) * (([.$A51]* [.$B$2]) / 32))" office:value-type="float" office:value="39.296875">
            <text:p>39,3</text:p>
          </table:table-cell>
          <table:table-cell table:formula="of:= ([.$A51]+[.$B$2]) * 6" office:value-type="float" office:value="360">
            <text:p>360</text:p>
          </table:table-cell>
          <table:table-cell table:number-columns-repeated="6"/>
        </table:table-row>
        <table:table-row table:style-name="ro2">
          <table:table-cell office:value-type="float" office:value="51">
            <text:p>51</text:p>
          </table:table-cell>
          <table:table-cell/>
          <table:table-cell table:formula="of:= ([.$B$2] + (([.$A52] + [.$B$2]) / 32) * (([.$A52]* [.$B$2]) / 32))" office:value-type="float" office:value="40.380859375">
            <text:p>40,38</text:p>
          </table:table-cell>
          <table:table-cell table:formula="of:= ([.$A52]+[.$B$2]) * 6" office:value-type="float" office:value="366">
            <text:p>366</text:p>
          </table:table-cell>
          <table:table-cell table:number-columns-repeated="6"/>
        </table:table-row>
        <table:table-row table:style-name="ro2">
          <table:table-cell office:value-type="float" office:value="52">
            <text:p>52</text:p>
          </table:table-cell>
          <table:table-cell/>
          <table:table-cell table:formula="of:= ([.$B$2] + (([.$A53] + [.$B$2]) / 32) * (([.$A53]* [.$B$2]) / 32))" office:value-type="float" office:value="41.484375">
            <text:p>41,48</text:p>
          </table:table-cell>
          <table:table-cell table:formula="of:= ([.$A53]+[.$B$2]) * 6" office:value-type="float" office:value="372">
            <text:p>372</text:p>
          </table:table-cell>
          <table:table-cell table:number-columns-repeated="6"/>
        </table:table-row>
        <table:table-row table:style-name="ro2">
          <table:table-cell office:value-type="float" office:value="53">
            <text:p>53</text:p>
          </table:table-cell>
          <table:table-cell/>
          <table:table-cell table:formula="of:= ([.$B$2] + (([.$A54] + [.$B$2]) / 32) * (([.$A54]* [.$B$2]) / 32))" office:value-type="float" office:value="42.607421875">
            <text:p>42,61</text:p>
          </table:table-cell>
          <table:table-cell table:formula="of:= ([.$A54]+[.$B$2]) * 6" office:value-type="float" office:value="378">
            <text:p>378</text:p>
          </table:table-cell>
          <table:table-cell table:number-columns-repeated="6"/>
        </table:table-row>
        <table:table-row table:style-name="ro2">
          <table:table-cell office:value-type="float" office:value="54">
            <text:p>54</text:p>
          </table:table-cell>
          <table:table-cell/>
          <table:table-cell table:formula="of:= ([.$B$2] + (([.$A55] + [.$B$2]) / 32) * (([.$A55]* [.$B$2]) / 32))" office:value-type="float" office:value="43.75">
            <text:p>43,75</text:p>
          </table:table-cell>
          <table:table-cell table:formula="of:= ([.$A55]+[.$B$2]) * 6" office:value-type="float" office:value="384">
            <text:p>384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/>
          <table:table-cell table:formula="of:= ([.$B$2] + (([.$A56] + [.$B$2]) / 32) * (([.$A56]* [.$B$2]) / 32))" office:value-type="float" office:value="44.912109375">
            <text:p>44,91</text:p>
          </table:table-cell>
          <table:table-cell table:formula="of:= ([.$A56]+[.$B$2]) * 6" office:value-type="float" office:value="390">
            <text:p>390</text:p>
          </table:table-cell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/>
          <table:table-cell table:formula="of:= ([.$B$2] + (([.$A57] + [.$B$2]) / 32) * (([.$A57]* [.$B$2]) / 32))" office:value-type="float" office:value="46.09375">
            <text:p>46,09</text:p>
          </table:table-cell>
          <table:table-cell table:formula="of:= ([.$A57]+[.$B$2]) * 6" office:value-type="float" office:value="396">
            <text:p>396</text:p>
          </table:table-cell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/>
          <table:table-cell table:formula="of:= ([.$B$2] + (([.$A58] + [.$B$2]) / 32) * (([.$A58]* [.$B$2]) / 32))" office:value-type="float" office:value="47.294921875">
            <text:p>47,29</text:p>
          </table:table-cell>
          <table:table-cell table:formula="of:= ([.$A58]+[.$B$2]) * 6" office:value-type="float" office:value="402">
            <text:p>402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/>
          <table:table-cell table:formula="of:= ([.$B$2] + (([.$A59] + [.$B$2]) / 32) * (([.$A59]* [.$B$2]) / 32))" office:value-type="float" office:value="48.515625">
            <text:p>48,52</text:p>
          </table:table-cell>
          <table:table-cell table:formula="of:= ([.$A59]+[.$B$2]) * 6" office:value-type="float" office:value="408">
            <text:p>408</text:p>
          </table:table-cell>
          <table:table-cell table:number-columns-repeated="6"/>
        </table:table-row>
        <table:table-row table:style-name="ro2">
          <table:table-cell office:value-type="float" office:value="59">
            <text:p>59</text:p>
          </table:table-cell>
          <table:table-cell/>
          <table:table-cell table:formula="of:= ([.$B$2] + (([.$A60] + [.$B$2]) / 32) * (([.$A60]* [.$B$2]) / 32))" office:value-type="float" office:value="49.755859375">
            <text:p>49,76</text:p>
          </table:table-cell>
          <table:table-cell table:formula="of:= ([.$A60]+[.$B$2]) * 6" office:value-type="float" office:value="414">
            <text:p>414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/>
          <table:table-cell table:formula="of:= ([.$B$2] + (([.$A61] + [.$B$2]) / 32) * (([.$A61]* [.$B$2]) / 32))" office:value-type="float" office:value="51.015625">
            <text:p>51,02</text:p>
          </table:table-cell>
          <table:table-cell table:formula="of:= ([.$A61]+[.$B$2]) * 6" office:value-type="float" office:value="420">
            <text:p>420</text:p>
          </table:table-cell>
          <table:table-cell table:number-columns-repeated="6"/>
        </table:table-row>
        <table:table-row table:style-name="ro2">
          <table:table-cell office:value-type="float" office:value="61">
            <text:p>61</text:p>
          </table:table-cell>
          <table:table-cell/>
          <table:table-cell table:formula="of:= ([.$B$2] + (([.$A62] + [.$B$2]) / 32) * (([.$A62]* [.$B$2]) / 32))" office:value-type="float" office:value="52.294921875">
            <text:p>52,29</text:p>
          </table:table-cell>
          <table:table-cell table:formula="of:= ([.$A62]+[.$B$2]) * 6" office:value-type="float" office:value="426">
            <text:p>426</text:p>
          </table:table-cell>
          <table:table-cell table:number-columns-repeated="6"/>
        </table:table-row>
        <table:table-row table:style-name="ro2">
          <table:table-cell office:value-type="float" office:value="62">
            <text:p>62</text:p>
          </table:table-cell>
          <table:table-cell/>
          <table:table-cell table:formula="of:= ([.$B$2] + (([.$A63] + [.$B$2]) / 32) * (([.$A63]* [.$B$2]) / 32))" office:value-type="float" office:value="53.59375">
            <text:p>53,59</text:p>
          </table:table-cell>
          <table:table-cell table:formula="of:= ([.$A63]+[.$B$2]) * 6" office:value-type="float" office:value="432">
            <text:p>432</text:p>
          </table:table-cell>
          <table:table-cell table:number-columns-repeated="6"/>
        </table:table-row>
        <table:table-row table:style-name="ro2">
          <table:table-cell office:value-type="float" office:value="63">
            <text:p>63</text:p>
          </table:table-cell>
          <table:table-cell/>
          <table:table-cell table:formula="of:= ([.$B$2] + (([.$A64] + [.$B$2]) / 32) * (([.$A64]* [.$B$2]) / 32))" office:value-type="float" office:value="54.912109375">
            <text:p>54,91</text:p>
          </table:table-cell>
          <table:table-cell table:formula="of:= ([.$A64]+[.$B$2]) * 6" office:value-type="float" office:value="438">
            <text:p>438</text:p>
          </table:table-cell>
          <table:table-cell table:number-columns-repeated="6"/>
        </table:table-row>
        <table:table-row table:style-name="ro2">
          <table:table-cell office:value-type="float" office:value="64">
            <text:p>64</text:p>
          </table:table-cell>
          <table:table-cell/>
          <table:table-cell table:formula="of:= ([.$B$2] + (([.$A65] + [.$B$2]) / 32) * (([.$A65]* [.$B$2]) / 32))" office:value-type="float" office:value="56.25">
            <text:p>56,25</text:p>
          </table:table-cell>
          <table:table-cell table:formula="of:= ([.$A65]+[.$B$2]) * 6" office:value-type="float" office:value="444">
            <text:p>444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/>
          <table:table-cell table:formula="of:= ([.$B$2] + (([.$A66] + [.$B$2]) / 32) * (([.$A66]* [.$B$2]) / 32))" office:value-type="float" office:value="57.607421875">
            <text:p>57,61</text:p>
          </table:table-cell>
          <table:table-cell table:formula="of:= ([.$A66]+[.$B$2]) * 6" office:value-type="float" office:value="450">
            <text:p>450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/>
          <table:table-cell table:formula="of:= ([.$B$2] + (([.$A67] + [.$B$2]) / 32) * (([.$A67]* [.$B$2]) / 32))" office:value-type="float" office:value="58.984375">
            <text:p>58,98</text:p>
          </table:table-cell>
          <table:table-cell table:formula="of:= ([.$A67]+[.$B$2]) * 6" office:value-type="float" office:value="456">
            <text:p>456</text:p>
          </table:table-cell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/>
          <table:table-cell table:formula="of:= ([.$B$2] + (([.$A68] + [.$B$2]) / 32) * (([.$A68]* [.$B$2]) / 32))" office:value-type="float" office:value="60.380859375">
            <text:p>60,38</text:p>
          </table:table-cell>
          <table:table-cell table:formula="of:= ([.$A68]+[.$B$2]) * 6" office:value-type="float" office:value="462">
            <text:p>462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/>
          <table:table-cell table:formula="of:= ([.$B$2] + (([.$A69] + [.$B$2]) / 32) * (([.$A69]* [.$B$2]) / 32))" office:value-type="float" office:value="61.796875">
            <text:p>61,8</text:p>
          </table:table-cell>
          <table:table-cell table:formula="of:= ([.$A69]+[.$B$2]) * 6" office:value-type="float" office:value="468">
            <text:p>468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/>
          <table:table-cell table:formula="of:= ([.$B$2] + (([.$A70] + [.$B$2]) / 32) * (([.$A70]* [.$B$2]) / 32))" office:value-type="float" office:value="63.232421875">
            <text:p>63,23</text:p>
          </table:table-cell>
          <table:table-cell table:formula="of:= ([.$A70]+[.$B$2]) * 6" office:value-type="float" office:value="474">
            <text:p>474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/>
          <table:table-cell table:formula="of:= ([.$B$2] + (([.$A71] + [.$B$2]) / 32) * (([.$A71]* [.$B$2]) / 32))" office:value-type="float" office:value="64.6875">
            <text:p>64,69</text:p>
          </table:table-cell>
          <table:table-cell table:formula="of:= ([.$A71]+[.$B$2]) * 6" office:value-type="float" office:value="480">
            <text:p>480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/>
          <table:table-cell table:formula="of:= ([.$B$2] + (([.$A72] + [.$B$2]) / 32) * (([.$A72]* [.$B$2]) / 32))" office:value-type="float" office:value="66.162109375">
            <text:p>66,16</text:p>
          </table:table-cell>
          <table:table-cell table:formula="of:= ([.$A72]+[.$B$2]) * 6" office:value-type="float" office:value="486">
            <text:p>486</text:p>
          </table:table-cell>
          <table:table-cell table:number-columns-repeated="6"/>
        </table:table-row>
        <table:table-row table:style-name="ro2">
          <table:table-cell office:value-type="float" office:value="72">
            <text:p>72</text:p>
          </table:table-cell>
          <table:table-cell/>
          <table:table-cell table:formula="of:= ([.$B$2] + (([.$A73] + [.$B$2]) / 32) * (([.$A73]* [.$B$2]) / 32))" office:value-type="float" office:value="67.65625">
            <text:p>67,66</text:p>
          </table:table-cell>
          <table:table-cell table:formula="of:= ([.$A73]+[.$B$2]) * 6" office:value-type="float" office:value="492">
            <text:p>492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/>
          <table:table-cell table:formula="of:= ([.$B$2] + (([.$A74] + [.$B$2]) / 32) * (([.$A74]* [.$B$2]) / 32))" office:value-type="float" office:value="69.169921875">
            <text:p>69,17</text:p>
          </table:table-cell>
          <table:table-cell table:formula="of:= ([.$A74]+[.$B$2]) * 6" office:value-type="float" office:value="498">
            <text:p>498</text:p>
          </table:table-cell>
          <table:table-cell table:number-columns-repeated="6"/>
        </table:table-row>
        <table:table-row table:style-name="ro2">
          <table:table-cell office:value-type="float" office:value="74">
            <text:p>74</text:p>
          </table:table-cell>
          <table:table-cell/>
          <table:table-cell table:formula="of:= ([.$B$2] + (([.$A75] + [.$B$2]) / 32) * (([.$A75]* [.$B$2]) / 32))" office:value-type="float" office:value="70.703125">
            <text:p>70,7</text:p>
          </table:table-cell>
          <table:table-cell table:formula="of:= ([.$A75]+[.$B$2]) * 6" office:value-type="float" office:value="504">
            <text:p>504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/>
          <table:table-cell table:formula="of:= ([.$B$2] + (([.$A76] + [.$B$2]) / 32) * (([.$A76]* [.$B$2]) / 32))" office:value-type="float" office:value="72.255859375">
            <text:p>72,26</text:p>
          </table:table-cell>
          <table:table-cell table:formula="of:= ([.$A76]+[.$B$2]) * 6" office:value-type="float" office:value="510">
            <text:p>510</text:p>
          </table:table-cell>
          <table:table-cell table:number-columns-repeated="6"/>
        </table:table-row>
        <table:table-row table:style-name="ro2">
          <table:table-cell office:value-type="float" office:value="76">
            <text:p>76</text:p>
          </table:table-cell>
          <table:table-cell/>
          <table:table-cell table:formula="of:= ([.$B$2] + (([.$A77] + [.$B$2]) / 32) * (([.$A77]* [.$B$2]) / 32))" office:value-type="float" office:value="73.828125">
            <text:p>73,83</text:p>
          </table:table-cell>
          <table:table-cell table:formula="of:= ([.$A77]+[.$B$2]) * 6" office:value-type="float" office:value="516">
            <text:p>516</text:p>
          </table:table-cell>
          <table:table-cell table:number-columns-repeated="6"/>
        </table:table-row>
        <table:table-row table:style-name="ro2">
          <table:table-cell office:value-type="float" office:value="77">
            <text:p>77</text:p>
          </table:table-cell>
          <table:table-cell/>
          <table:table-cell table:formula="of:= ([.$B$2] + (([.$A78] + [.$B$2]) / 32) * (([.$A78]* [.$B$2]) / 32))" office:value-type="float" office:value="75.419921875">
            <text:p>75,42</text:p>
          </table:table-cell>
          <table:table-cell table:formula="of:= ([.$A78]+[.$B$2]) * 6" office:value-type="float" office:value="522">
            <text:p>522</text:p>
          </table:table-cell>
          <table:table-cell table:number-columns-repeated="6"/>
        </table:table-row>
        <table:table-row table:style-name="ro2">
          <table:table-cell office:value-type="float" office:value="78">
            <text:p>78</text:p>
          </table:table-cell>
          <table:table-cell/>
          <table:table-cell table:formula="of:= ([.$B$2] + (([.$A79] + [.$B$2]) / 32) * (([.$A79]* [.$B$2]) / 32))" office:value-type="float" office:value="77.03125">
            <text:p>77,03</text:p>
          </table:table-cell>
          <table:table-cell table:formula="of:= ([.$A79]+[.$B$2]) * 6" office:value-type="float" office:value="528">
            <text:p>528</text:p>
          </table:table-cell>
          <table:table-cell table:number-columns-repeated="6"/>
        </table:table-row>
        <table:table-row table:style-name="ro2">
          <table:table-cell office:value-type="float" office:value="79">
            <text:p>79</text:p>
          </table:table-cell>
          <table:table-cell/>
          <table:table-cell table:formula="of:= ([.$B$2] + (([.$A80] + [.$B$2]) / 32) * (([.$A80]* [.$B$2]) / 32))" office:value-type="float" office:value="78.662109375">
            <text:p>78,66</text:p>
          </table:table-cell>
          <table:table-cell table:formula="of:= ([.$A80]+[.$B$2]) * 6" office:value-type="float" office:value="534">
            <text:p>534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/>
          <table:table-cell table:formula="of:= ([.$B$2] + (([.$A81] + [.$B$2]) / 32) * (([.$A81]* [.$B$2]) / 32))" office:value-type="float" office:value="80.3125">
            <text:p>80,31</text:p>
          </table:table-cell>
          <table:table-cell table:formula="of:= ([.$A81]+[.$B$2]) * 6" office:value-type="float" office:value="540">
            <text:p>540</text:p>
          </table:table-cell>
          <table:table-cell table:number-columns-repeated="6"/>
        </table:table-row>
        <table:table-row table:style-name="ro2">
          <table:table-cell office:value-type="float" office:value="81">
            <text:p>81</text:p>
          </table:table-cell>
          <table:table-cell/>
          <table:table-cell table:formula="of:= ([.$B$2] + (([.$A82] + [.$B$2]) / 32) * (([.$A82]* [.$B$2]) / 32))" office:value-type="float" office:value="81.982421875">
            <text:p>81,98</text:p>
          </table:table-cell>
          <table:table-cell table:formula="of:= ([.$A82]+[.$B$2]) * 6" office:value-type="float" office:value="546">
            <text:p>546</text:p>
          </table:table-cell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/>
          <table:table-cell table:formula="of:= ([.$B$2] + (([.$A83] + [.$B$2]) / 32) * (([.$A83]* [.$B$2]) / 32))" office:value-type="float" office:value="83.671875">
            <text:p>83,67</text:p>
          </table:table-cell>
          <table:table-cell table:formula="of:= ([.$A83]+[.$B$2]) * 6" office:value-type="float" office:value="552">
            <text:p>552</text:p>
          </table:table-cell>
          <table:table-cell table:number-columns-repeated="6"/>
        </table:table-row>
        <table:table-row table:style-name="ro2">
          <table:table-cell office:value-type="float" office:value="83">
            <text:p>83</text:p>
          </table:table-cell>
          <table:table-cell/>
          <table:table-cell table:formula="of:= ([.$B$2] + (([.$A84] + [.$B$2]) / 32) * (([.$A84]* [.$B$2]) / 32))" office:value-type="float" office:value="85.380859375">
            <text:p>85,38</text:p>
          </table:table-cell>
          <table:table-cell table:formula="of:= ([.$A84]+[.$B$2]) * 6" office:value-type="float" office:value="558">
            <text:p>558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/>
          <table:table-cell table:formula="of:= ([.$B$2] + (([.$A85] + [.$B$2]) / 32) * (([.$A85]* [.$B$2]) / 32))" office:value-type="float" office:value="87.109375">
            <text:p>87,11</text:p>
          </table:table-cell>
          <table:table-cell table:formula="of:= ([.$A85]+[.$B$2]) * 6" office:value-type="float" office:value="564">
            <text:p>564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/>
          <table:table-cell table:formula="of:= ([.$B$2] + (([.$A86] + [.$B$2]) / 32) * (([.$A86]* [.$B$2]) / 32))" office:value-type="float" office:value="88.857421875">
            <text:p>88,86</text:p>
          </table:table-cell>
          <table:table-cell table:formula="of:= ([.$A86]+[.$B$2]) * 6" office:value-type="float" office:value="570">
            <text:p>570</text:p>
          </table:table-cell>
          <table:table-cell table:number-columns-repeated="6"/>
        </table:table-row>
        <table:table-row table:style-name="ro2">
          <table:table-cell office:value-type="float" office:value="86">
            <text:p>86</text:p>
          </table:table-cell>
          <table:table-cell/>
          <table:table-cell table:formula="of:= ([.$B$2] + (([.$A87] + [.$B$2]) / 32) * (([.$A87]* [.$B$2]) / 32))" office:value-type="float" office:value="90.625">
            <text:p>90,63</text:p>
          </table:table-cell>
          <table:table-cell table:formula="of:= ([.$A87]+[.$B$2]) * 6" office:value-type="float" office:value="576">
            <text:p>576</text:p>
          </table:table-cell>
          <table:table-cell table:number-columns-repeated="6"/>
        </table:table-row>
        <table:table-row table:style-name="ro2">
          <table:table-cell office:value-type="float" office:value="87">
            <text:p>87</text:p>
          </table:table-cell>
          <table:table-cell/>
          <table:table-cell table:formula="of:= ([.$B$2] + (([.$A88] + [.$B$2]) / 32) * (([.$A88]* [.$B$2]) / 32))" office:value-type="float" office:value="92.412109375">
            <text:p>92,41</text:p>
          </table:table-cell>
          <table:table-cell table:formula="of:= ([.$A88]+[.$B$2]) * 6" office:value-type="float" office:value="582">
            <text:p>582</text:p>
          </table:table-cell>
          <table:table-cell table:number-columns-repeated="6"/>
        </table:table-row>
        <table:table-row table:style-name="ro2">
          <table:table-cell office:value-type="float" office:value="88">
            <text:p>88</text:p>
          </table:table-cell>
          <table:table-cell/>
          <table:table-cell table:formula="of:= ([.$B$2] + (([.$A89] + [.$B$2]) / 32) * (([.$A89]* [.$B$2]) / 32))" office:value-type="float" office:value="94.21875">
            <text:p>94,22</text:p>
          </table:table-cell>
          <table:table-cell table:formula="of:= ([.$A89]+[.$B$2]) * 6" office:value-type="float" office:value="588">
            <text:p>588</text:p>
          </table:table-cell>
          <table:table-cell table:number-columns-repeated="6"/>
        </table:table-row>
        <table:table-row table:style-name="ro2">
          <table:table-cell office:value-type="float" office:value="89">
            <text:p>89</text:p>
          </table:table-cell>
          <table:table-cell/>
          <table:table-cell table:formula="of:= ([.$B$2] + (([.$A90] + [.$B$2]) / 32) * (([.$A90]* [.$B$2]) / 32))" office:value-type="float" office:value="96.044921875">
            <text:p>96,04</text:p>
          </table:table-cell>
          <table:table-cell table:formula="of:= ([.$A90]+[.$B$2]) * 6" office:value-type="float" office:value="594">
            <text:p>594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/>
          <table:table-cell table:formula="of:= ([.$B$2] + (([.$A91] + [.$B$2]) / 32) * (([.$A91]* [.$B$2]) / 32))" office:value-type="float" office:value="97.890625">
            <text:p>97,89</text:p>
          </table:table-cell>
          <table:table-cell table:formula="of:= ([.$A91]+[.$B$2]) * 6" office:value-type="float" office:value="600">
            <text:p>600</text:p>
          </table:table-cell>
          <table:table-cell table:number-columns-repeated="6"/>
        </table:table-row>
        <table:table-row table:style-name="ro2">
          <table:table-cell office:value-type="float" office:value="91">
            <text:p>91</text:p>
          </table:table-cell>
          <table:table-cell/>
          <table:table-cell table:formula="of:= ([.$B$2] + (([.$A92] + [.$B$2]) / 32) * (([.$A92]* [.$B$2]) / 32))" office:value-type="float" office:value="99.755859375">
            <text:p>99,76</text:p>
          </table:table-cell>
          <table:table-cell table:formula="of:= ([.$A92]+[.$B$2]) * 6" office:value-type="float" office:value="606">
            <text:p>606</text:p>
          </table:table-cell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/>
          <table:table-cell table:formula="of:= ([.$B$2] + (([.$A93] + [.$B$2]) / 32) * (([.$A93]* [.$B$2]) / 32))" office:value-type="float" office:value="101.640625">
            <text:p>101,64</text:p>
          </table:table-cell>
          <table:table-cell table:formula="of:= ([.$A93]+[.$B$2]) * 6" office:value-type="float" office:value="612">
            <text:p>612</text:p>
          </table:table-cell>
          <table:table-cell table:number-columns-repeated="6"/>
        </table:table-row>
        <table:table-row table:style-name="ro2">
          <table:table-cell office:value-type="float" office:value="93">
            <text:p>93</text:p>
          </table:table-cell>
          <table:table-cell/>
          <table:table-cell table:formula="of:= ([.$B$2] + (([.$A94] + [.$B$2]) / 32) * (([.$A94]* [.$B$2]) / 32))" office:value-type="float" office:value="103.544921875">
            <text:p>103,54</text:p>
          </table:table-cell>
          <table:table-cell table:formula="of:= ([.$A94]+[.$B$2]) * 6" office:value-type="float" office:value="618">
            <text:p>618</text:p>
          </table:table-cell>
          <table:table-cell table:number-columns-repeated="6"/>
        </table:table-row>
        <table:table-row table:style-name="ro2">
          <table:table-cell office:value-type="float" office:value="94">
            <text:p>94</text:p>
          </table:table-cell>
          <table:table-cell/>
          <table:table-cell table:formula="of:= ([.$B$2] + (([.$A95] + [.$B$2]) / 32) * (([.$A95]* [.$B$2]) / 32))" office:value-type="float" office:value="105.46875">
            <text:p>105,47</text:p>
          </table:table-cell>
          <table:table-cell table:formula="of:= ([.$A95]+[.$B$2]) * 6" office:value-type="float" office:value="624">
            <text:p>624</text:p>
          </table:table-cell>
          <table:table-cell table:number-columns-repeated="6"/>
        </table:table-row>
        <table:table-row table:style-name="ro2">
          <table:table-cell office:value-type="float" office:value="95">
            <text:p>95</text:p>
          </table:table-cell>
          <table:table-cell/>
          <table:table-cell table:formula="of:= ([.$B$2] + (([.$A96] + [.$B$2]) / 32) * (([.$A96]* [.$B$2]) / 32))" office:value-type="float" office:value="107.412109375">
            <text:p>107,41</text:p>
          </table:table-cell>
          <table:table-cell table:formula="of:= ([.$A96]+[.$B$2]) * 6" office:value-type="float" office:value="630">
            <text:p>630</text:p>
          </table:table-cell>
          <table:table-cell table:number-columns-repeated="6"/>
        </table:table-row>
        <table:table-row table:style-name="ro2">
          <table:table-cell office:value-type="float" office:value="96">
            <text:p>96</text:p>
          </table:table-cell>
          <table:table-cell/>
          <table:table-cell table:formula="of:= ([.$B$2] + (([.$A97] + [.$B$2]) / 32) * (([.$A97]* [.$B$2]) / 32))" office:value-type="float" office:value="109.375">
            <text:p>109,38</text:p>
          </table:table-cell>
          <table:table-cell table:formula="of:= ([.$A97]+[.$B$2]) * 6" office:value-type="float" office:value="636">
            <text:p>636</text:p>
          </table:table-cell>
          <table:table-cell table:number-columns-repeated="6"/>
        </table:table-row>
        <table:table-row table:style-name="ro2">
          <table:table-cell office:value-type="float" office:value="97">
            <text:p>97</text:p>
          </table:table-cell>
          <table:table-cell/>
          <table:table-cell table:formula="of:= ([.$B$2] + (([.$A98] + [.$B$2]) / 32) * (([.$A98]* [.$B$2]) / 32))" office:value-type="float" office:value="111.357421875">
            <text:p>111,36</text:p>
          </table:table-cell>
          <table:table-cell table:formula="of:= ([.$A98]+[.$B$2]) * 6" office:value-type="float" office:value="642">
            <text:p>642</text:p>
          </table:table-cell>
          <table:table-cell table:number-columns-repeated="6"/>
        </table:table-row>
        <table:table-row table:style-name="ro2">
          <table:table-cell office:value-type="float" office:value="98">
            <text:p>98</text:p>
          </table:table-cell>
          <table:table-cell/>
          <table:table-cell table:formula="of:= ([.$B$2] + (([.$A99] + [.$B$2]) / 32) * (([.$A99]* [.$B$2]) / 32))" office:value-type="float" office:value="113.359375">
            <text:p>113,36</text:p>
          </table:table-cell>
          <table:table-cell table:formula="of:= ([.$A99]+[.$B$2]) * 6" office:value-type="float" office:value="648">
            <text:p>648</text:p>
          </table:table-cell>
          <table:table-cell table:number-columns-repeated="6"/>
        </table:table-row>
        <table:table-row table:style-name="ro2">
          <table:table-cell office:value-type="float" office:value="99">
            <text:p>99</text:p>
          </table:table-cell>
          <table:table-cell/>
          <table:table-cell table:formula="of:= ([.$B$2] + (([.$A100] + [.$B$2]) / 32) * (([.$A100]* [.$B$2]) / 32))" office:value-type="float" office:value="115.380859375">
            <text:p>115,38</text:p>
          </table:table-cell>
          <table:table-cell table:formula="of:= ([.$A100]+[.$B$2]) * 6" office:value-type="float" office:value="654">
            <text:p>6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h" style:country-asian="CN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08-04-24T13:24:02</meta:creation-date>
    <dc:date>2012-09-06T18:12:54.31</dc:date>
    <dc:language>ru-RU</dc:language>
    <meta:editing-cycles>394</meta:editing-cycles>
    <meta:editing-duration>P6DT16H51M31S</meta:editing-duration>
    <meta:document-statistic meta:table-count="6" meta:cell-count="93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593cm" svg:height="8.996cm" xlink:href=".." xlink:type="simple" chart:class="chart:area" chart:style-name="ch1">
        <chart:plot-area chart:style-name="ch2" table:cell-range-address="PhysicalFormula.A2:PhysicalFormula.A100 PhysicalFormula.C2:PhysicalFormula.C100" chart:data-source-has-labels="row" svg:x="0.661cm" svg:y="0.851cm" svg:width="9.51cm" svg:height="7.546cm">
          <chartooo:coordinate-region svg:x="1.468cm" svg:y="1.064cm" svg:width="8.69cm" svg:height="6.2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hysicalFormula.C2:PhysicalFormula.C100" chart:label-cell-address="PhysicalFormula.A2:PhysicalFormula.A100" chart:class="chart:area"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  <text:list-item>
                    <text:p>51</text:p>
                  </text:list-item>
                  <text:list-item>
                    <text:p>52</text:p>
                  </text:list-item>
                  <text:list-item>
                    <text:p>53</text:p>
                  </text:list-item>
                  <text:list-item>
                    <text:p>54</text:p>
                  </text:list-item>
                  <text:list-item>
                    <text:p>55</text:p>
                  </text:list-item>
                  <text:list-item>
                    <text:p>56</text:p>
                  </text:list-item>
                  <text:list-item>
                    <text:p>57</text:p>
                  </text:list-item>
                  <text:list-item>
                    <text:p>58</text:p>
                  </text:list-item>
                  <text:list-item>
                    <text:p>59</text:p>
                  </text:list-item>
                  <text:list-item>
                    <text:p>60</text:p>
                  </text:list-item>
                  <text:list-item>
                    <text:p>61</text:p>
                  </text:list-item>
                  <text:list-item>
                    <text:p>62</text:p>
                  </text:list-item>
                  <text:list-item>
                    <text:p>63</text:p>
                  </text:list-item>
                  <text:list-item>
                    <text:p>64</text:p>
                  </text:list-item>
                  <text:list-item>
                    <text:p>65</text:p>
                  </text:list-item>
                  <text:list-item>
                    <text:p>66</text:p>
                  </text:list-item>
                  <text:list-item>
                    <text:p>67</text:p>
                  </text:list-item>
                  <text:list-item>
                    <text:p>68</text:p>
                  </text:list-item>
                  <text:list-item>
                    <text:p>69</text:p>
                  </text:list-item>
                  <text:list-item>
                    <text:p>70</text:p>
                  </text:list-item>
                  <text:list-item>
                    <text:p>71</text:p>
                  </text:list-item>
                  <text:list-item>
                    <text:p>72</text:p>
                  </text:list-item>
                  <text:list-item>
                    <text:p>73</text:p>
                  </text:list-item>
                  <text:list-item>
                    <text:p>74</text:p>
                  </text:list-item>
                  <text:list-item>
                    <text:p>75</text:p>
                  </text:list-item>
                  <text:list-item>
                    <text:p>76</text:p>
                  </text:list-item>
                  <text:list-item>
                    <text:p>77</text:p>
                  </text:list-item>
                  <text:list-item>
                    <text:p>78</text:p>
                  </text:list-item>
                  <text:list-item>
                    <text:p>79</text:p>
                  </text:list-item>
                  <text:list-item>
                    <text:p>80</text:p>
                  </text:list-item>
                  <text:list-item>
                    <text:p>81</text:p>
                  </text:list-item>
                  <text:list-item>
                    <text:p>82</text:p>
                  </text:list-item>
                  <text:list-item>
                    <text:p>83</text:p>
                  </text:list-item>
                  <text:list-item>
                    <text:p>84</text:p>
                  </text:list-item>
                  <text:list-item>
                    <text:p>85</text:p>
                  </text:list-item>
                  <text:list-item>
                    <text:p>86</text:p>
                  </text:list-item>
                  <text:list-item>
                    <text:p>87</text:p>
                  </text:list-item>
                  <text:list-item>
                    <text:p>88</text:p>
                  </text:list-item>
                  <text:list-item>
                    <text:p>89</text:p>
                  </text:list-item>
                  <text:list-item>
                    <text:p>90</text:p>
                  </text:list-item>
                  <text:list-item>
                    <text:p>91</text:p>
                  </text:list-item>
                  <text:list-item>
                    <text:p>92</text:p>
                  </text:list-item>
                  <text:list-item>
                    <text:p>93</text:p>
                  </text:list-item>
                  <text:list-item>
                    <text:p>94</text:p>
                  </text:list-item>
                  <text:list-item>
                    <text:p>95</text:p>
                  </text:list-item>
                  <text:list-item>
                    <text:p>96</text:p>
                  </text:list-item>
                  <text:list-item>
                    <text:p>97</text:p>
                  </text:list-item>
                  <text:list-item>
                    <text:p>98</text:p>
                  </text:list-item>
                  <text:list-item>
                    <text:p>99</text:p>
                  </text:list-item>
                </text:list>
                <draw:g>
                  <svg:desc>PhysicalFormula.A2:PhysicalFormula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07421875">
                <text:p>10.107421875</text:p>
                <draw:g>
                  <svg:desc>PhysicalFormula.C2:PhysicalFormula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34375">
                <text:p>10.2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80859375">
                <text:p>10.380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46875">
                <text:p>10.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32421875">
                <text:p>10.7324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375">
                <text:p>1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62109375">
                <text:p>11.162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0625">
                <text:p>11.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69921875">
                <text:p>11.6699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53125">
                <text:p>11.9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55859375">
                <text:p>12.255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78125">
                <text:p>12.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19921875">
                <text:p>12.9199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8125">
                <text:p>13.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62109375">
                <text:p>13.6621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625">
                <text:p>14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482421875">
                <text:p>14.4824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921875">
                <text:p>14.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80859375">
                <text:p>15.38085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59375">
                <text:p>15.85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57421875">
                <text:p>16.35742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12109375">
                <text:p>17.4121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96875">
                <text:p>17.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544921875">
                <text:p>18.544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140625">
                <text:p>19.1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755859375">
                <text:p>19.7558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390625">
                <text:p>20.3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044921875">
                <text:p>21.0449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71875">
                <text:p>21.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12109375">
                <text:p>22.4121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857421875">
                <text:p>23.8574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609375">
                <text:p>24.60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380859375">
                <text:p>25.3808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171875">
                <text:p>26.17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82421875">
                <text:p>26.9824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8125">
                <text:p>27.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662109375">
                <text:p>28.66210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53125">
                <text:p>29.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419921875">
                <text:p>30.419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328125">
                <text:p>31.32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255859375">
                <text:p>32.25585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203125">
                <text:p>33.20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169921875">
                <text:p>34.16992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15625">
                <text:p>35.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162109375">
                <text:p>36.16210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1875">
                <text:p>37.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232421875">
                <text:p>38.23242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96875">
                <text:p>39.29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380859375">
                <text:p>40.38085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484375">
                <text:p>41.48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.607421875">
                <text:p>42.60742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912109375">
                <text:p>44.9121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09375">
                <text:p>46.0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294921875">
                <text:p>47.294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515625">
                <text:p>48.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755859375">
                <text:p>49.75585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015625">
                <text:p>51.01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294921875">
                <text:p>52.29492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59375">
                <text:p>53.5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912109375">
                <text:p>54.91210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07421875">
                <text:p>57.6074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984375">
                <text:p>58.98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380859375">
                <text:p>60.38085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796875">
                <text:p>61.79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232421875">
                <text:p>63.2324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6875">
                <text:p>64.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162109375">
                <text:p>66.16210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65625">
                <text:p>67.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169921875">
                <text:p>69.16992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703125">
                <text:p>70.7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.255859375">
                <text:p>72.25585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.828125">
                <text:p>73.82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419921875">
                <text:p>75.41992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3125">
                <text:p>77.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662109375">
                <text:p>78.662109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3125">
                <text:p>80.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982421875">
                <text:p>81.98242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671875">
                <text:p>83.67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.380859375">
                <text:p>85.38085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.109375">
                <text:p>87.10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.857421875">
                <text:p>88.857421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625">
                <text:p>90.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.412109375">
                <text:p>92.41210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21875">
                <text:p>94.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.044921875">
                <text:p>96.04492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890625">
                <text:p>97.89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755859375">
                <text:p>99.75585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.640625">
                <text:p>101.64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.544921875">
                <text:p>103.54492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.46875">
                <text:p>105.4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412109375">
                <text:p>107.4121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.375">
                <text:p>109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.357421875">
                <text:p>111.35742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.359375">
                <text:p>113.3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.380859375">
                <text:p>115.3808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593cm" svg:height="8.996cm" xlink:href=".." xlink:type="simple" chart:class="chart:area" chart:style-name="ch1">
        <chart:plot-area chart:style-name="ch2" table:cell-range-address="PhysicalFormula.A2:PhysicalFormula.A100 PhysicalFormula.D2:PhysicalFormula.D100" chart:data-source-has-labels="row" svg:x="0.661cm" svg:y="0.851cm" svg:width="9.51cm" svg:height="7.546cm">
          <chartooo:coordinate-region svg:x="1.468cm" svg:y="1.063cm" svg:width="8.69cm" svg:height="6.2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hysicalFormula.D2:PhysicalFormula.D100" chart:label-cell-address="PhysicalFormula.A2:PhysicalFormula.A100" chart:class="chart:area"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  <text:list-item>
                    <text:p>51</text:p>
                  </text:list-item>
                  <text:list-item>
                    <text:p>52</text:p>
                  </text:list-item>
                  <text:list-item>
                    <text:p>53</text:p>
                  </text:list-item>
                  <text:list-item>
                    <text:p>54</text:p>
                  </text:list-item>
                  <text:list-item>
                    <text:p>55</text:p>
                  </text:list-item>
                  <text:list-item>
                    <text:p>56</text:p>
                  </text:list-item>
                  <text:list-item>
                    <text:p>57</text:p>
                  </text:list-item>
                  <text:list-item>
                    <text:p>58</text:p>
                  </text:list-item>
                  <text:list-item>
                    <text:p>59</text:p>
                  </text:list-item>
                  <text:list-item>
                    <text:p>60</text:p>
                  </text:list-item>
                  <text:list-item>
                    <text:p>61</text:p>
                  </text:list-item>
                  <text:list-item>
                    <text:p>62</text:p>
                  </text:list-item>
                  <text:list-item>
                    <text:p>63</text:p>
                  </text:list-item>
                  <text:list-item>
                    <text:p>64</text:p>
                  </text:list-item>
                  <text:list-item>
                    <text:p>65</text:p>
                  </text:list-item>
                  <text:list-item>
                    <text:p>66</text:p>
                  </text:list-item>
                  <text:list-item>
                    <text:p>67</text:p>
                  </text:list-item>
                  <text:list-item>
                    <text:p>68</text:p>
                  </text:list-item>
                  <text:list-item>
                    <text:p>69</text:p>
                  </text:list-item>
                  <text:list-item>
                    <text:p>70</text:p>
                  </text:list-item>
                  <text:list-item>
                    <text:p>71</text:p>
                  </text:list-item>
                  <text:list-item>
                    <text:p>72</text:p>
                  </text:list-item>
                  <text:list-item>
                    <text:p>73</text:p>
                  </text:list-item>
                  <text:list-item>
                    <text:p>74</text:p>
                  </text:list-item>
                  <text:list-item>
                    <text:p>75</text:p>
                  </text:list-item>
                  <text:list-item>
                    <text:p>76</text:p>
                  </text:list-item>
                  <text:list-item>
                    <text:p>77</text:p>
                  </text:list-item>
                  <text:list-item>
                    <text:p>78</text:p>
                  </text:list-item>
                  <text:list-item>
                    <text:p>79</text:p>
                  </text:list-item>
                  <text:list-item>
                    <text:p>80</text:p>
                  </text:list-item>
                  <text:list-item>
                    <text:p>81</text:p>
                  </text:list-item>
                  <text:list-item>
                    <text:p>82</text:p>
                  </text:list-item>
                  <text:list-item>
                    <text:p>83</text:p>
                  </text:list-item>
                  <text:list-item>
                    <text:p>84</text:p>
                  </text:list-item>
                  <text:list-item>
                    <text:p>85</text:p>
                  </text:list-item>
                  <text:list-item>
                    <text:p>86</text:p>
                  </text:list-item>
                  <text:list-item>
                    <text:p>87</text:p>
                  </text:list-item>
                  <text:list-item>
                    <text:p>88</text:p>
                  </text:list-item>
                  <text:list-item>
                    <text:p>89</text:p>
                  </text:list-item>
                  <text:list-item>
                    <text:p>90</text:p>
                  </text:list-item>
                  <text:list-item>
                    <text:p>91</text:p>
                  </text:list-item>
                  <text:list-item>
                    <text:p>92</text:p>
                  </text:list-item>
                  <text:list-item>
                    <text:p>93</text:p>
                  </text:list-item>
                  <text:list-item>
                    <text:p>94</text:p>
                  </text:list-item>
                  <text:list-item>
                    <text:p>95</text:p>
                  </text:list-item>
                  <text:list-item>
                    <text:p>96</text:p>
                  </text:list-item>
                  <text:list-item>
                    <text:p>97</text:p>
                  </text:list-item>
                  <text:list-item>
                    <text:p>98</text:p>
                  </text:list-item>
                  <text:list-item>
                    <text:p>99</text:p>
                  </text:list-item>
                </text:list>
                <draw:g>
                  <svg:desc>PhysicalFormula.A2:PhysicalFormula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PhysicalFormula.D2:PhysicalFormula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4">
                <text:p>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48.74cm" svg:y="21.02cm" style:legend-expansion="custom" chartooo:width="16cm" chartooo:height="9cm" style:legend-expansion-aspect-ratio="1.77777777777778" chart:style-name="ch2"/>
        <chart:plot-area chart:style-name="ch3" table:cell-range-address="'Game Progression'.A2:'Game Progression'.A100 'Game Progression'.E2:'Game Progression'.E100" chart:data-source-has-labels="row" svg:x="0.584cm" svg:y="0.855cm" svg:width="15.696cm" svg:height="8.006cm">
          <chartooo:coordinate-region svg:x="1.391cm" svg:y="1.067cm" svg:width="14.60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ame Progression'.E2:'Game Progression'.E100" chart:label-cell-address="'Game Progression'.A2:'Game Progression'.A100" chart:class="chart:scatte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  <text:list-item>
                    <text:p>51</text:p>
                  </text:list-item>
                  <text:list-item>
                    <text:p>52</text:p>
                  </text:list-item>
                  <text:list-item>
                    <text:p>53</text:p>
                  </text:list-item>
                  <text:list-item>
                    <text:p>54</text:p>
                  </text:list-item>
                  <text:list-item>
                    <text:p>55</text:p>
                  </text:list-item>
                  <text:list-item>
                    <text:p>56</text:p>
                  </text:list-item>
                  <text:list-item>
                    <text:p>57</text:p>
                  </text:list-item>
                  <text:list-item>
                    <text:p>58</text:p>
                  </text:list-item>
                  <text:list-item>
                    <text:p>59</text:p>
                  </text:list-item>
                  <text:list-item>
                    <text:p>60</text:p>
                  </text:list-item>
                  <text:list-item>
                    <text:p>61</text:p>
                  </text:list-item>
                  <text:list-item>
                    <text:p>62</text:p>
                  </text:list-item>
                  <text:list-item>
                    <text:p>63</text:p>
                  </text:list-item>
                  <text:list-item>
                    <text:p>64</text:p>
                  </text:list-item>
                  <text:list-item>
                    <text:p>65</text:p>
                  </text:list-item>
                  <text:list-item>
                    <text:p>66</text:p>
                  </text:list-item>
                  <text:list-item>
                    <text:p>67</text:p>
                  </text:list-item>
                  <text:list-item>
                    <text:p>68</text:p>
                  </text:list-item>
                  <text:list-item>
                    <text:p>69</text:p>
                  </text:list-item>
                  <text:list-item>
                    <text:p>70</text:p>
                  </text:list-item>
                  <text:list-item>
                    <text:p>71</text:p>
                  </text:list-item>
                  <text:list-item>
                    <text:p>72</text:p>
                  </text:list-item>
                  <text:list-item>
                    <text:p>73</text:p>
                  </text:list-item>
                  <text:list-item>
                    <text:p>74</text:p>
                  </text:list-item>
                  <text:list-item>
                    <text:p>75</text:p>
                  </text:list-item>
                  <text:list-item>
                    <text:p>76</text:p>
                  </text:list-item>
                  <text:list-item>
                    <text:p>77</text:p>
                  </text:list-item>
                  <text:list-item>
                    <text:p>78</text:p>
                  </text:list-item>
                  <text:list-item>
                    <text:p>79</text:p>
                  </text:list-item>
                  <text:list-item>
                    <text:p>80</text:p>
                  </text:list-item>
                  <text:list-item>
                    <text:p>81</text:p>
                  </text:list-item>
                  <text:list-item>
                    <text:p>82</text:p>
                  </text:list-item>
                  <text:list-item>
                    <text:p>83</text:p>
                  </text:list-item>
                  <text:list-item>
                    <text:p>84</text:p>
                  </text:list-item>
                  <text:list-item>
                    <text:p>85</text:p>
                  </text:list-item>
                  <text:list-item>
                    <text:p>86</text:p>
                  </text:list-item>
                  <text:list-item>
                    <text:p>87</text:p>
                  </text:list-item>
                  <text:list-item>
                    <text:p>88</text:p>
                  </text:list-item>
                  <text:list-item>
                    <text:p>89</text:p>
                  </text:list-item>
                  <text:list-item>
                    <text:p>90</text:p>
                  </text:list-item>
                  <text:list-item>
                    <text:p>91</text:p>
                  </text:list-item>
                  <text:list-item>
                    <text:p>92</text:p>
                  </text:list-item>
                  <text:list-item>
                    <text:p>93</text:p>
                  </text:list-item>
                  <text:list-item>
                    <text:p>94</text:p>
                  </text:list-item>
                  <text:list-item>
                    <text:p>95</text:p>
                  </text:list-item>
                  <text:list-item>
                    <text:p>96</text:p>
                  </text:list-item>
                  <text:list-item>
                    <text:p>97</text:p>
                  </text:list-item>
                  <text:list-item>
                    <text:p>98</text:p>
                  </text:list-item>
                  <text:list-item>
                    <text:p>99</text:p>
                  </text:list-item>
                </text:list>
                <draw:g>
                  <svg:desc>'Game Progression'.A2:'Game Progression'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Game Progression'.E2:'Game Progression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48.743cm" svg:y="21.022cm" style:legend-expansion="custom" chartooo:width="16cm" chartooo:height="9cm" style:legend-expansion-aspect-ratio="1.77777777777778" chart:style-name="ch2"/>
        <chart:plot-area chart:style-name="ch3" table:cell-range-address="'Game Progression'.A2:'Game Progression'.A100 'Game Progression'.F2:'Game Progression'.F100" chart:data-source-has-labels="row" svg:x="0.584cm" svg:y="0.855cm" svg:width="15.696cm" svg:height="8.006cm">
          <chartooo:coordinate-region svg:x="1.391cm" svg:y="1.067cm" svg:width="14.60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ame Progression'.F2:'Game Progression'.F100" chart:label-cell-address="'Game Progression'.A2:'Game Progression'.A100" chart:class="chart:scatte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  <text:list-item>
                    <text:p>51</text:p>
                  </text:list-item>
                  <text:list-item>
                    <text:p>52</text:p>
                  </text:list-item>
                  <text:list-item>
                    <text:p>53</text:p>
                  </text:list-item>
                  <text:list-item>
                    <text:p>54</text:p>
                  </text:list-item>
                  <text:list-item>
                    <text:p>55</text:p>
                  </text:list-item>
                  <text:list-item>
                    <text:p>56</text:p>
                  </text:list-item>
                  <text:list-item>
                    <text:p>57</text:p>
                  </text:list-item>
                  <text:list-item>
                    <text:p>58</text:p>
                  </text:list-item>
                  <text:list-item>
                    <text:p>59</text:p>
                  </text:list-item>
                  <text:list-item>
                    <text:p>60</text:p>
                  </text:list-item>
                  <text:list-item>
                    <text:p>61</text:p>
                  </text:list-item>
                  <text:list-item>
                    <text:p>62</text:p>
                  </text:list-item>
                  <text:list-item>
                    <text:p>63</text:p>
                  </text:list-item>
                  <text:list-item>
                    <text:p>64</text:p>
                  </text:list-item>
                  <text:list-item>
                    <text:p>65</text:p>
                  </text:list-item>
                  <text:list-item>
                    <text:p>66</text:p>
                  </text:list-item>
                  <text:list-item>
                    <text:p>67</text:p>
                  </text:list-item>
                  <text:list-item>
                    <text:p>68</text:p>
                  </text:list-item>
                  <text:list-item>
                    <text:p>69</text:p>
                  </text:list-item>
                  <text:list-item>
                    <text:p>70</text:p>
                  </text:list-item>
                  <text:list-item>
                    <text:p>71</text:p>
                  </text:list-item>
                  <text:list-item>
                    <text:p>72</text:p>
                  </text:list-item>
                  <text:list-item>
                    <text:p>73</text:p>
                  </text:list-item>
                  <text:list-item>
                    <text:p>74</text:p>
                  </text:list-item>
                  <text:list-item>
                    <text:p>75</text:p>
                  </text:list-item>
                  <text:list-item>
                    <text:p>76</text:p>
                  </text:list-item>
                  <text:list-item>
                    <text:p>77</text:p>
                  </text:list-item>
                  <text:list-item>
                    <text:p>78</text:p>
                  </text:list-item>
                  <text:list-item>
                    <text:p>79</text:p>
                  </text:list-item>
                  <text:list-item>
                    <text:p>80</text:p>
                  </text:list-item>
                  <text:list-item>
                    <text:p>81</text:p>
                  </text:list-item>
                  <text:list-item>
                    <text:p>82</text:p>
                  </text:list-item>
                  <text:list-item>
                    <text:p>83</text:p>
                  </text:list-item>
                  <text:list-item>
                    <text:p>84</text:p>
                  </text:list-item>
                  <text:list-item>
                    <text:p>85</text:p>
                  </text:list-item>
                  <text:list-item>
                    <text:p>86</text:p>
                  </text:list-item>
                  <text:list-item>
                    <text:p>87</text:p>
                  </text:list-item>
                  <text:list-item>
                    <text:p>88</text:p>
                  </text:list-item>
                  <text:list-item>
                    <text:p>89</text:p>
                  </text:list-item>
                  <text:list-item>
                    <text:p>90</text:p>
                  </text:list-item>
                  <text:list-item>
                    <text:p>91</text:p>
                  </text:list-item>
                  <text:list-item>
                    <text:p>92</text:p>
                  </text:list-item>
                  <text:list-item>
                    <text:p>93</text:p>
                  </text:list-item>
                  <text:list-item>
                    <text:p>94</text:p>
                  </text:list-item>
                  <text:list-item>
                    <text:p>95</text:p>
                  </text:list-item>
                  <text:list-item>
                    <text:p>96</text:p>
                  </text:list-item>
                  <text:list-item>
                    <text:p>97</text:p>
                  </text:list-item>
                  <text:list-item>
                    <text:p>98</text:p>
                  </text:list-item>
                  <text:list-item>
                    <text:p>99</text:p>
                  </text:list-item>
                </text:list>
                <draw:g>
                  <svg:desc>'Game Progression'.A2:'Game Progression'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Game Progression'.F2:'Game Progression'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